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/>
    <style:font-face style:name="Symbol1" svg:font-family="Symbol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Long_20_Dash" svg:stroke-color="#000000" draw:fill-color="#eeeeee" draw:textarea-horizontal-align="justify" draw:textarea-vertical-align="middle" draw:auto-grow-height="false" fo:min-height="7.946cm" fo:min-width="12.17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1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15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18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2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21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2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3.495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51cm" fo:min-width="1.473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6.433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28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64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18cm" fo:min-width="1.255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951cm" fo:min-width="0.301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0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18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21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24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27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30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objectwithoutfill">
      <style:graphic-properties draw:marker-end="Arrow" draw:marker-end-width="0.2cm" draw:fill="solid" draw:textarea-vertical-align="middle"/>
    </style:style>
    <style:style style:name="gr156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57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58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66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fill="none" draw:textarea-vertical-align="middle" draw:auto-grow-height="false" fo:min-height="1.742cm" fo:min-width="0cm"/>
    </style:style>
    <style:style style:name="gr1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32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afd095"/>
      <style:paragraph-properties fo:text-align="center"/>
    </style:style>
    <style:style style:name="P24" style:family="paragraph">
      <loext:graphic-properties draw:fill="solid" draw:fill-color="#ffffd7"/>
      <style:paragraph-properties fo:text-align="center"/>
    </style:style>
    <style:style style:name="P25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4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7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39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5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7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9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1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5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59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0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2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3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6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7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9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0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2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3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5" style:family="paragraph">
      <loext:graphic-properties draw:fill="none" draw:fill-color="#fff5ce"/>
      <style:paragraph-properties fo:text-align="center"/>
    </style:style>
    <style:style style:name="P76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7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9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1" style:family="paragraph">
      <loext:graphic-properties draw:fill-color="#fff5ce"/>
      <style:paragraph-properties fo:text-align="center"/>
    </style:style>
    <style:style style:name="P82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3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84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-8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normal" style:font-name-asian="AR PL Mingti2L Big5" style:font-size-asian="12pt" style:language-asian="zxx" style:country-asian="none" style:font-style-asian="normal" style:font-weight-asian="normal" style:font-name-complex="AR PL Mingti2L Big5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2pt" fo:letter-spacing="normal" fo:language="en" fo:country="US" fo:font-style="italic" style:text-underline-style="none" fo:font-weight="normal" style:font-name-asian="AR PL Mingti2L Big5" style:font-size-asian="12pt" style:language-asian="zxx" style:country-asian="none" style:font-style-asian="italic" style:font-weight-asian="normal" style:font-name-complex="AR PL Mingti2L Big5" style:font-size-complex="12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8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29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0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1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2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3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4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7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50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52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3.108cm" svg:height="8.6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768cm" svg:y="6.813cm">
          <text:p text:style-name="P2"><text:span text:style-name="T1">Local </text:span><text:span text:style-name="T1">simulatio</text:span><text:span text:style-name="T1">ns of </text:span><text:span text:style-name="T1">function </text:span><text:span text:style-name="T1">and </text:span><text:span text:style-name="T1">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3.568cm" svg:y="6.813cm">
          <text:p text:style-name="P2"><text:span text:style-name="T1">Generatio</text:span><text:span text:style-name="T1">n of daily </text:span><text:span text:style-name="T1">weather </text:span><text:span text:style-name="T1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0.779cm" svg:x="13.568cm" svg:y="11.113cm">
          <text:p text:style-name="P2"><text:span text:style-name="T1">Landscape/</text:span><text:span text:style-name="T1">regional </text:span><text:span text:style-name="T1">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0.779cm" svg:x="6.768cm" svg:y="11.213cm">
          <text:p text:style-name="P2"><text:span text:style-name="T1">Para</text:span><text:span text:style-name="T1">mete</text:span><text:span text:style-name="T1">r </text:span><text:span text:style-name="T1">esti</text:span><text:span text:style-name="T1">mati</text:span><text:span text:style-name="T1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</text:span><text:span text:style-name="T2">ed</text:span><text:span text:style-name="T2">fat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9.141cm">
          <text:p text:style-name="P4"><text:span text:style-name="T2">medfat</text:span><text:span text:style-name="T2">e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3.512cm" svg:y="4.674cm">
          <text:p text:style-name="P4"><text:span text:style-name="T2">meteol</text:span><text:span text:style-name="T2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3.512cm" svg:y="9.175cm">
          <text:p text:style-name="P4"><text:span text:style-name="T2">medfat</text:span><text:span text:style-name="T2">e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11" draw:text-style-name="P3" xml:id="id1" draw:id="id1" draw:layer="layout" svg:width="3.4cm" svg:height="1.6cm" svg:x="2.3cm" svg:y="6.8cm">
            <text:p text:style-name="P2"><text:span text:style-name="T1">Soil </text:span><text:span text:style-name="T1">phys</text:span><text:span text:style-name="T1">ical </text:span><text:span text:style-name="T1">desc</text:span><text:span text:style-name="T1">ripti</text:span><text:span text:style-name="T1">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1" xml:id="id4" draw:id="id4" draw:layer="layout" svg:width="3.2cm" svg:height="1.378cm" svg:x="7.8cm" svg:y="9.222cm">
            <text:p text:style-name="P10"><text:span text:style-name="T3">"</text:span><text:span text:style-name="T3">f</text:span><text:span text:style-name="T3">o</text:span><text:span text:style-name="T3">r</text:span><text:span text:style-name="T3">e</text:span><text:span text:style-name="T3">s</text:span><text:span text:style-name="T3">t</text:span><text:span text:style-name="T3">"</text:span></text:p>
            <text:p text:style-name="P10"><text:span text:style-name="T3">o</text:span><text:span text:style-name="T3">b</text:span><text:span text:style-name="T3">j</text:span><text:span text:style-name="T3">e</text:span><text:span text:style-name="T3">c</text:span><text:span text:style-name="T3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1" xml:id="id2" draw:id="id2" draw:layer="layout" svg:width="3.4cm" svg:height="1.578cm" svg:x="7.6cm" svg:y="6.822cm">
            <text:p text:style-name="P10"><text:span text:style-name="T3">"</text:span><text:span text:style-name="T3">s</text:span><text:span text:style-name="T3">o</text:span><text:span text:style-name="T3">i</text:span><text:span text:style-name="T3">l</text:span><text:span text:style-name="T3">" </text:span></text:p>
            <text:p text:style-name="P10"><text:span text:style-name="T3">o</text:span><text:span text:style-name="T3">b</text:span><text:span text:style-name="T3">j</text:span><text:span text:style-name="T3">e</text:span><text:span text:style-name="T3">c</text:span><text:span text:style-name="T3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xml:id="id6" draw:id="id6" draw:layer="layout" svg:width="3.8cm" svg:height="1.778cm" svg:x="21cm" svg:y="10.4cm">
            <text:p text:style-name="P4"><text:span text:style-name="T2">ford</text:span><text:span text:style-name="T2">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5.7cm" svg:y1="7.6cm" svg:x2="7.6cm" svg:y2="7.611cm" draw:start-shape="id1" draw:start-glue-point="1" draw:end-shape="id2" draw:end-glue-point="3" svg:d="M5700 7600l1900 11" svg:viewBox="0 0 1901 12">
            <text:p/>
          </draw:connector>
          <draw:custom-shape draw:style-name="gr16" draw:text-style-name="P3" xml:id="id3" draw:id="id3" draw:layer="layout" svg:width="4.2cm" svg:height="1.6cm" svg:x="2.2cm" svg:y="9.1cm">
            <text:p text:style-name="P2"><text:span text:style-name="T1">Fore</text:span><text:span text:style-name="T1">st </text:span><text:span text:style-name="T1">inve</text:span><text:span text:style-name="T1">ntor</text:span><text:span text:style-name="T1">y </text:span><text:span text:style-name="T1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" draw:text-style-name="P13" draw:layer="layout" draw:type="line" svg:x1="6.4cm" svg:y1="9.9cm" svg:x2="7.8cm" svg:y2="9.911cm" draw:start-shape="id3" draw:start-glue-point="1" draw:end-shape="id4" draw:end-glue-point="3" svg:d="M6400 9900l1400 11" svg:viewBox="0 0 1401 12">
            <text:p/>
          </draw:connector>
          <draw:custom-shape draw:style-name="gr17" draw:text-style-name="P7" xml:id="id8" draw:id="id8" draw:layer="layout" svg:width="3.78cm" svg:height="1.8cm" svg:x="21.02cm" svg:y="5.7cm">
            <text:p text:style-name="P4"><text:span text:style-name="T2">sp</text:span><text:span text:style-name="T2">wb</text:span><text:span text:style-name="T2">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" draw:text-style-name="P13" draw:layer="layout" draw:type="lines" draw:line-skew="0cm -5.399cm" svg:x1="11.6cm" svg:y1="8.7cm" svg:x2="21cm" svg:y2="11.289cm" draw:start-shape="id5" draw:start-glue-point="6" draw:end-shape="id6" draw:end-glue-point="3" svg:d="M11600 8700h502l2998 2589h5900" svg:viewBox="0 0 9401 2590">
            <text:p/>
          </draw:connector>
          <draw:custom-shape draw:style-name="gr19" draw:text-style-name="P11" xml:id="id7" draw:id="id7" draw:layer="layout" svg:width="4.4cm" svg:height="1.6cm" svg:x="15.3cm" svg:y="5.8cm">
            <text:p text:style-name="P10"><text:span text:style-name="T3">"sp</text:span><text:span text:style-name="T3">wbI</text:span><text:span text:style-name="T3">nput</text:span><text:span text:style-name="T3">" <text:s/></text:span></text:p>
            <text:p text:style-name="P10"><text:span text:style-name="T3">obje</text:span><text:span text:style-name="T3">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cm" svg:y1="6.6cm" svg:x2="21.02cm" svg:y2="6.6cm" draw:start-shape="id7" draw:start-glue-point="1" draw:end-shape="id8" draw:end-glue-point="3" svg:d="M19700 6600h1320" svg:viewBox="0 0 1321 1">
            <text:p/>
          </draw:connector>
          <draw:custom-shape draw:style-name="gr20" draw:text-style-name="P14" xml:id="id10" draw:id="id10" draw:layer="layout" svg:width="3.78cm" svg:height="1.778cm" svg:x="21.02cm" svg:y="8cm">
            <text:p text:style-name="P4"><text:span text:style-name="T2">gro</text:span><text:span text:style-name="T2">wth(</text:span><text:span text:style-name="T2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xml:id="id9" draw:id="id9" draw:layer="layout" svg:width="4.4cm" svg:height="1.6cm" svg:x="15.301cm" svg:y="8.101cm">
            <text:p text:style-name="P10"><text:span text:style-name="T3">"growt</text:span><text:span text:style-name="T3">hInput</text:span><text:span text:style-name="T3">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01cm" svg:y1="8.901cm" svg:x2="21.02cm" svg:y2="8.889cm" draw:start-shape="id9" draw:start-glue-point="1" draw:end-shape="id10" draw:end-glue-point="3" svg:d="M19701 8901l1319-12" svg:viewBox="0 0 1320 13">
            <text:p/>
          </draw:connector>
          <draw:connector draw:style-name="gr18" draw:text-style-name="P13" draw:layer="layout" draw:type="lines" svg:x1="11.6cm" svg:y1="8.7cm" svg:x2="15.3cm" svg:y2="6.6cm" draw:start-shape="id5" draw:start-glue-point="6" draw:end-shape="id7" draw:end-glue-point="3" svg:d="M11600 8700h502l2697-2100h501" svg:viewBox="0 0 3701 2101">
            <text:p/>
          </draw:connector>
          <draw:connector draw:style-name="gr18" draw:text-style-name="P13" draw:layer="layout" draw:type="lines" svg:x1="11.6cm" svg:y1="8.7cm" svg:x2="15.301cm" svg:y2="8.901cm" draw:start-shape="id5" draw:start-glue-point="6" draw:end-shape="id9" draw:end-glue-point="3" svg:d="M11600 8700h502l2698 201h501" svg:viewBox="0 0 3702 202">
            <text:p/>
          </draw:connector>
          <draw:custom-shape draw:style-name="gr21" draw:text-style-name="P15" xml:id="id5" draw:id="id5" draw:layer="layout" svg:width="0.4cm" svg:height="3.8cm" svg:x="11.2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23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24" draw:text-style-name="P16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25" draw:text-style-name="P18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25" draw:text-style-name="P18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26" draw:text-style-name="P16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25" draw:text-style-name="P18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25" draw:text-style-name="P18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27" draw:text-style-name="P16" draw:layer="layout" svg:width="3.173cm" svg:height="0.03cm" svg:x="11.941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25" draw:text-style-name="P18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25" draw:text-style-name="P18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28" draw:text-style-name="P16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25" draw:text-style-name="P18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29" draw:text-style-name="P20" draw:layer="layout" svg:width="2.709cm" svg:height="0.687cm" svg:x="15.986cm" svg:y="10.61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9" draw:text-style-name="P20" draw:layer="layout" svg:width="2.709cm" svg:height="0.687cm" svg:x="16.023cm" svg:y="12.07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29" draw:text-style-name="P20" draw:layer="layout" svg:width="2.709cm" svg:height="0.687cm" svg:x="16.091cm" svg:y="13.92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30" draw:text-style-name="P20" draw:layer="layout" svg:width="1.59cm" svg:height="0.687cm" svg:x="10.828cm" svg:y="15.14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31" draw:text-style-name="P20" draw:layer="layout" svg:width="4.095cm" svg:height="0.687cm" svg:x="12.547cm" svg:y="15.18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2" draw:text-style-name="P3" draw:layer="layout" svg:width="1.862cm" svg:height="0.817cm" svg:x="12.477cm" svg:y="11.33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2" draw:text-style-name="P3" draw:layer="layout" svg:width="1.862cm" svg:height="0.817cm" svg:x="12.477cm" svg:y="12.68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2" draw:text-style-name="P3" draw:layer="layout" svg:width="1.862cm" svg:height="0.817cm" svg:x="12.619cm" svg:y="14.36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3" draw:text-style-name="P16" draw:layer="layout" svg:width="0.645cm" svg:height="1.146cm" svg:x="11.01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34" draw:text-style-name="P3" draw:layer="layout" svg:width="1.832cm" svg:height="0.817cm" svg:x="8.89cm" svg:y="10.58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35" draw:text-style-name="P3" draw:layer="layout" svg:width="1.435cm" svg:height="0.817cm" svg:x="15.089cm" svg:y="11.26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35" draw:text-style-name="P3" draw:layer="layout" svg:width="1.435cm" svg:height="0.817cm" svg:x="15.111cm" svg:y="12.71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36" draw:text-style-name="P3" draw:layer="layout" svg:width="1.434cm" svg:height="0.817cm" svg:x="15.136cm" svg:y="14.37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37" draw:text-style-name="P16" draw:layer="layout" svg:width="2.749cm" svg:height="0.805cm" draw:transform="rotate (-1.5707963267949) translate (11.664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38" draw:text-style-name="P20" draw:layer="layout" svg:width="0.685cm" svg:height="0.687cm" svg:x="11.452cm" svg:y="13.09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38" draw:text-style-name="P20" draw:layer="layout" svg:width="0.685cm" svg:height="0.687cm" svg:x="15.082cm" svg:y="13.15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39" draw:text-style-name="P21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40" draw:text-style-name="P16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39" draw:text-style-name="P21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40" draw:text-style-name="P16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39" draw:text-style-name="P21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40" draw:text-style-name="P16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39" draw:text-style-name="P21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40" draw:text-style-name="P16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39" draw:text-style-name="P21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40" draw:text-style-name="P16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39" draw:text-style-name="P21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40" draw:text-style-name="P16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41" draw:text-style-name="P3" draw:layer="layout" svg:width="0.753cm" svg:height="0.75cm" svg:x="10.528cm" svg:y="9.155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42" draw:text-style-name="P22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22" draw:text-style-name="P16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42" draw:text-style-name="P22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43" draw:text-style-name="P16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3cm" svg:height="0.03cm" svg:x="12.47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338cm" svg:height="0.687cm" draw:transform="rotate (1.5707963267949) translate (9.2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16" draw:layer="layout" svg:width="0.645cm" svg:height="1.146cm" svg:x="11.54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1.982cm" svg:height="0.687cm" draw:transform="rotate (1.5707963267949) translate (9.2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20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47" draw:text-style-name="P3" draw:layer="layout" svg:width="0.753cm" svg:height="0.75cm" svg:x="11.0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50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6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4" draw:text-style-name="P18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4" draw:text-style-name="P18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5" draw:text-style-name="P16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173cm" svg:height="0.03cm" svg:x="10.67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6" draw:text-style-name="P20" draw:layer="layout" svg:width="2.709cm" svg:height="0.687cm" svg:x="14.7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6" draw:text-style-name="P20" draw:layer="layout" svg:width="2.709cm" svg:height="0.687cm" svg:x="14.7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6" draw:text-style-name="P20" draw:layer="layout" svg:width="2.709cm" svg:height="0.687cm" svg:x="14.8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1.338cm" svg:height="0.687cm" draw:transform="rotate (1.5707963267949) translate (7.4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7" draw:text-style-name="P3" draw:layer="layout" svg:width="1.862cm" svg:height="0.817cm" svg:x="11.2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1.2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1.3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5" draw:text-style-name="P16" draw:layer="layout" svg:width="0.645cm" svg:height="1.146cm" svg:x="9.74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47" draw:text-style-name="P3" draw:layer="layout" svg:width="1.832cm" svg:height="0.817cm" svg:x="7.6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435cm" svg:height="0.817cm" svg:x="13.8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3.8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4cm" svg:height="0.817cm" svg:x="13.8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6" draw:text-style-name="P20" draw:layer="layout" svg:width="1.982cm" svg:height="0.687cm" draw:transform="rotate (1.5707963267949) translate (7.4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5" draw:text-style-name="P16" draw:layer="layout" svg:width="2.749cm" svg:height="0.805cm" draw:transform="rotate (-1.5707963267949) translate (10.40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6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48" draw:text-style-name="P21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49" draw:text-style-name="P16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48" draw:text-style-name="P21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47" draw:text-style-name="P3" draw:layer="layout" svg:width="0.753cm" svg:height="0.75cm" svg:x="9.2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4" draw:text-style-name="P18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3" draw:layer="layout" svg:width="1.443cm" svg:height="0.77cm" svg:x="8.071cm" svg:y="5.135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443cm" svg:height="0.77cm" svg:x="8.068cm" svg:y="7.425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48" draw:text-style-name="P21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49" draw:text-style-name="P16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4" draw:text-style-name="P18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47" draw:text-style-name="P3" draw:layer="layout" svg:width="1.147cm" svg:height="0.77cm" svg:x="8.1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48" draw:text-style-name="P21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49" draw:text-style-name="P16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4" draw:text-style-name="P18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51" draw:text-style-name="P17" draw:layer="layout" svg:width="13.994cm" svg:height="13.771cm" svg:x="5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52" draw:text-style-name="P16" draw:layer="layout" svg:width="1.972cm" svg:height="0.8cm" svg:x="9.628cm" svg:y="3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53" draw:text-style-name="P16" draw:layer="layout" svg:width="0.001cm" svg:height="6.682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0" draw:style-name="gr25" draw:text-style-name="P18" draw:layer="layout" svg:width="0.443cm" svg:height="0.56cm" svg:x="13.844cm" svg:y="10.3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1" draw:style-name="gr54" draw:text-style-name="P16" draw:layer="layout" svg:width="3.027cm" svg:height="0.001cm" svg:x="10.799cm" svg:y="10.66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2" draw:style-name="gr25" draw:text-style-name="P18" draw:layer="layout" svg:width="0.443cm" svg:height="0.56cm" svg:x="11.642cm" svg:y="10.4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25" draw:text-style-name="P18" draw:layer="layout" svg:width="0.443cm" svg:height="0.56cm" svg:x="13.9cm" svg:y="11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4" draw:style-name="gr27" draw:text-style-name="P16" draw:layer="layout" svg:width="3.173cm" svg:height="0.03cm" svg:x="10.678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5" draw:style-name="gr25" draw:text-style-name="P18" draw:layer="layout" svg:width="0.443cm" svg:height="0.56cm" svg:x="11.698cm" svg:y="11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25" draw:text-style-name="P18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7" draw:style-name="gr28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8" draw:style-name="gr25" draw:text-style-name="P18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9" draw:style-name="gr29" draw:text-style-name="P20" draw:layer="layout" svg:width="2.709cm" svg:height="0.687cm" svg:x="14.7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29" draw:text-style-name="P20" draw:layer="layout" svg:width="2.709cm" svg:height="0.687cm" svg:x="14.76cm" svg:y="11.6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29" draw:text-style-name="P20" draw:layer="layout" svg:width="2.709cm" svg:height="0.687cm" svg:x="14.8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55" draw:text-style-name="P20" draw:layer="layout" svg:width="1.338cm" svg:height="0.687cm" draw:transform="rotate (1.5707963267949) translate (5.03cm 8.3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30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31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56" draw:text-style-name="P16" draw:layer="layout" svg:width="0.85cm" svg:height="1.6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57" draw:text-style-name="P20" draw:layer="layout" svg:width="1.982cm" svg:height="0.687cm" draw:transform="rotate (1.5707963267949) translate (5.1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58" draw:text-style-name="P16" draw:layer="layout" svg:width="3.299cm" svg:height="0.802cm" draw:transform="rotate (-1.5707963267949) translate (10.402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38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38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39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40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4">
          <draw:custom-shape draw:name="CustomShape 209" draw:style-name="gr39" draw:text-style-name="P21" draw:layer="layout" svg:width="0.229cm" svg:height="0.515cm" draw:transform="rotate (-1.5707963267949) translate (13.3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40" draw:text-style-name="P16" draw:layer="layout" svg:width="0.199cm" svg:height="0.53cm" draw:transform="rotate (-1.5707963267949) translate (13.3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39" draw:text-style-name="P21" draw:layer="layout" svg:width="0.229cm" svg:height="0.515cm" draw:transform="rotate (-1.5707963267949) translate (13.3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40" draw:text-style-name="P16" draw:layer="layout" svg:width="0.199cm" svg:height="0.53cm" draw:transform="rotate (-1.5707963267949) translate (13.3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39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40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39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40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39" draw:text-style-name="P21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40" draw:text-style-name="P16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59" draw:text-style-name="P3" draw:layer="layout" svg:width="1.135cm" svg:height="0.75cm" svg:x="9.265cm" svg:y="2.748cm">
          <text:p text:style-name="P2"><text:span text:style-name="T9">E</text:span><text:span text:style-name="T13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60" draw:text-style-name="P3" draw:layer="layout" svg:width="1.443cm" svg:height="0.77cm" svg:x="7.871cm" svg:y="5.935cm">
          <text:p text:style-name="P2"><text:span text:style-name="T14">Ψ</text:span><text:span text:style-name="T11">le</text:span><text:span text:style-name="T11">af, </text:span><text:span text:style-name="T11">ap</text:span><text:span text:style-name="T1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39" draw:text-style-name="P21" draw:layer="layout" svg:width="0.229cm" svg:height="0.515cm" svg:x="9.512cm" svg:y="7.7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40" draw:text-style-name="P16" draw:layer="layout" svg:width="0.199cm" svg:height="0.53cm" svg:x="9.538cm" svg:y="7.7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21">
          <draw:custom-shape draw:name="CustomShape 229" draw:style-name="gr39" draw:text-style-name="P21" draw:layer="layout" svg:width="0.229cm" svg:height="0.515cm" svg:x="9.499cm" svg:y="4.9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40" draw:text-style-name="P16" draw:layer="layout" svg:width="0.199cm" svg:height="0.53cm" svg:x="9.525cm" svg:y="4.8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60" draw:text-style-name="P3" draw:layer="layout" svg:width="1.443cm" svg:height="0.77cm" svg:x="7.871cm" svg:y="3.935cm">
          <text:p text:style-name="P2"><text:span text:style-name="T14">Ψ</text:span><text:span text:style-name="T15">leaf</text:span><text:span text:style-name="T11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59" draw:text-style-name="P3" draw:layer="layout" svg:width="1.135cm" svg:height="0.75cm" svg:x="11.165cm" svg:y="2.748cm">
          <text:p text:style-name="P2"><text:span text:style-name="T9">E</text:span><text:span text:style-name="T13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60" draw:text-style-name="P3" draw:layer="layout" svg:width="1.443cm" svg:height="0.77cm" svg:x="7.871cm" svg:y="9.935cm">
          <text:p text:style-name="P2"><text:span text:style-name="T14">Ψ</text:span><text:span text:style-name="T11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60" draw:text-style-name="P3" draw:layer="layout" svg:width="1.443cm" svg:height="0.77cm" svg:x="11.071cm" svg:y="10.735cm">
          <text:p text:style-name="P2"><text:span text:style-name="T14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60" draw:text-style-name="P3" draw:layer="layout" svg:width="1.443cm" svg:height="0.77cm" svg:x="11.091cm" svg:y="12.035cm">
          <text:p text:style-name="P2"><text:span text:style-name="T14">Ψ</text:span><text:span text:style-name="T11">ro</text:span><text:span text:style-name="T11">ot</text:span><text:span text:style-name="T11">su</text:span><text:span text:style-name="T11">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60" draw:text-style-name="P3" draw:layer="layout" svg:width="1.443cm" svg:height="0.77cm" svg:x="11.121cm" svg:y="13.535cm">
          <text:p text:style-name="P2"><text:span text:style-name="T14">Ψ</text:span><text:span text:style-name="T11">ro</text:span><text:span text:style-name="T11">ot</text:span><text:span text:style-name="T11">su</text:span><text:span text:style-name="T11">rf, 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60" draw:text-style-name="P3" draw:layer="layout" svg:width="1.443cm" svg:height="0.77cm" svg:x="13.349cm" svg:y="13.535cm">
          <text:p text:style-name="P2"><text:span text:style-name="T14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60" draw:text-style-name="P3" draw:layer="layout" svg:width="1.443cm" svg:height="0.77cm" svg:x="13.349cm" svg:y="12.035cm">
          <text:p text:style-name="P2"><text:span text:style-name="T14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60" draw:text-style-name="P3" draw:layer="layout" svg:width="1.443cm" svg:height="0.77cm" svg:x="13.349cm" svg:y="10.735cm">
          <text:p text:style-name="P2"><text:span text:style-name="T14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23" draw:layer="layout" svg:width="0.2cm" svg:height="1cm" draw:transform="rotate (-0.693593844742546) translate (10.439cm 8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62" draw:text-style-name="P3" draw:layer="layout" svg:width="1.129cm" svg:height="0.765cm" svg:x="10.471cm" svg:y="8.235cm">
          <text:p text:style-name="P2"><text:span text:style-name="T14">F</text:span><text:span text:style-name="T16">Sc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62" draw:text-style-name="P3" draw:layer="layout" svg:width="1.129cm" svg:height="0.765cm" svg:x="10.371cm" svg:y="4.935cm">
          <text:p text:style-name="P2"><text:span text:style-name="T14">F</text:span><text:span text:style-name="T16">Lc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23" draw:layer="layout" svg:width="0.2cm" svg:height="1cm" draw:transform="rotate (-0.693593844742546) translate (10.458cm 5.4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9.663cm 4.4cm)" svg:viewBox="0 0 642 204" draw:points="34,6 642,6 520,204 34,6 0,0">
            <text:p/>
          </draw:polyline>
          <draw:custom-shape draw:style-name="gr64" draw:text-style-name="P24" draw:layer="layout" svg:width="0.2cm" svg:height="0.001cm" svg:x="10.2cm" svg:y="4.4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62" draw:text-style-name="P3" draw:layer="layout" svg:width="1.129cm" svg:height="0.765cm" svg:x="10.271cm" svg:y="4.035cm">
          <text:p text:style-name="P2"><text:span text:style-name="T14">C</text:span><text:span text:style-name="T16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9.664cm 6.5cm)" svg:viewBox="0 0 642 204" draw:points="34,6 642,6 520,204 34,6 0,0">
            <text:p/>
          </draw:polyline>
          <draw:custom-shape draw:style-name="gr64" draw:text-style-name="P24" draw:layer="layout" svg:width="0.2cm" svg:height="0.001cm" svg:x="10.201cm" svg:y="6.5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20" draw:style-name="gr44" draw:text-style-name="P18" draw:layer="layout" svg:width="0.248cm" svg:height="0.278cm" svg:x="9.495cm" svg:y="6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1" draw:style-name="gr44" draw:text-style-name="P18" draw:layer="layout" svg:width="0.248cm" svg:height="0.278cm" svg:x="9.515cm" svg:y="4.2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3" draw:style-name="gr62" draw:text-style-name="P3" draw:layer="layout" svg:width="1.129cm" svg:height="0.765cm" svg:x="10.271cm" svg:y="6.135cm">
          <text:p text:style-name="P2"><text:span text:style-name="T14">C</text:span><text:span text:style-name="T16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9.765cm 10.1cm)" svg:viewBox="0 0 642 204" draw:points="34,6 642,6 520,204 34,6 0,0">
            <text:p/>
          </draw:polyline>
          <draw:custom-shape draw:style-name="gr64" draw:text-style-name="P24" draw:layer="layout" svg:width="0.2cm" svg:height="0.001cm" svg:x="10.302cm" svg:y="10.1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62" draw:text-style-name="P3" draw:layer="layout" svg:width="1.129cm" svg:height="0.765cm" svg:x="10.371cm" svg:y="9.735cm">
          <text:p text:style-name="P2"><text:span text:style-name="T14">C</text:span><text:span text:style-name="T16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65" draw:text-style-name="P16" draw:layer="layout" svg:width="0.802cm" svg:height="0.2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4" draw:style-name="gr66" draw:text-style-name="P16" draw:layer="layout" svg:width="1.754cm" svg:height="1.429cm" draw:transform="rotate (-0.10175269539127) translate (8cm 8.8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9" draw:style-name="gr25" draw:text-style-name="P18" draw:layer="layout" svg:width="0.443cm" svg:height="0.56cm" svg:x="9.401cm" svg:y="9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39" draw:text-style-name="P21" draw:layer="layout" svg:width="0.229cm" svg:height="0.515cm" draw:transform="rotate (0.749444380806365) translate (8.431cm 9.3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40" draw:text-style-name="P16" draw:layer="layout" svg:width="0.199cm" svg:height="0.53cm" draw:transform="rotate (0.749444380806365) translate (8.439cm 9.33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41" draw:style-name="gr60" draw:text-style-name="P3" draw:layer="layout" svg:width="1.443cm" svg:height="0.77cm" svg:x="6.271cm" svg:y="8.435cm">
          <text:p text:style-name="P2"><text:span text:style-name="T14">Ψ</text:span><text:span text:style-name="T11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67" draw:text-style-name="P16" draw:layer="layout" svg:width="0.8cm" svg:height="1.2cm" svg:x="7.1cm" svg:y="7.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7" draw:style-name="gr44" draw:text-style-name="P18" draw:layer="layout" svg:width="0.248cm" svg:height="0.278cm" svg:x="7.8cm" svg:y="8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3" draw:style-name="gr59" draw:text-style-name="P3" draw:layer="layout" svg:width="1.135cm" svg:height="0.75cm" svg:x="6.095cm" svg:y="6.748cm">
          <text:p text:style-name="P2"><text:span text:style-name="T9">E</text:span><text:span text:style-name="T13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68" draw:text-style-name="P25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50" draw:text-style-name="P17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9" draw:text-style-name="P16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0" draw:text-style-name="P26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1" draw:text-style-name="P16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1" draw:text-style-name="P16" draw:layer="layout" svg:width="3.173cm" svg:height="0.03cm" svg:x="10.418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1" draw:text-style-name="P16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4.463cm" svg:y="11.414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4.5cm" svg:y="12.869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4.568cm" svg:y="14.716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9.305cm" svg:y="15.935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1.024cm" svg:y="15.979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0.954cm" svg:y="12.127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0.954cm" svg:y="13.484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1.096cm" svg:y="15.157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1" draw:text-style-name="P16" draw:layer="layout" svg:width="0.645cm" svg:height="1.146cm" svg:x="9.487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6.4cm" svg:y="11.253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3.566cm" svg:y="12.061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3.588cm" svg:y="13.512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13.613cm" svg:y="15.1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1" draw:text-style-name="P16" draw:layer="layout" svg:width="2.749cm" svg:height="0.805cm" draw:transform="rotate (-1.5707963267949) translate (10.141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9.929cm" svg:y="13.893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13.559cm" svg:y="13.954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6.978cm" svg:y="5.589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8.22cm" svg:y="7.97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7.022cm" svg:y="4.145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2" draw:text-style-name="P27" draw:layer="layout" svg:width="2.026cm" svg:height="0.745cm" svg:x="11.38cm" svg:y="4.152cm">
          <text:p text:style-name="P19"><text:span text:style-name="T17"></text:span><text:span text:style-name="T18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9.863cm" svg:y="7.539cm">
          <text:p text:style-name="P2"><text:span text:style-name="T19">F</text:span><text:span text:style-name="T18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9.411cm" svg:y="9.332cm">
          <text:p text:style-name="P2"><text:span text:style-name="T19">E</text:span><text:span text:style-name="T18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8.415cm" svg:y="6.796cm">
          <text:p text:style-name="P2"><text:span text:style-name="T19">E</text:span><text:span text:style-name="T18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3" draw:text-style-name="P16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9.309cm" svg:y="3.702cm">
          <text:p text:style-name="P2"><text:span text:style-name="T19">F</text:span><text:span text:style-name="T18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7.971cm" svg:y="3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6.439cm" svg:y="14.135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4" draw:text-style-name="P28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3" draw:text-style-name="P16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1.447cm" svg:y="7.972cm">
          <text:p text:style-name="P2"><text:span text:style-name="T10"></text:span><text:span text:style-name="T11">symp,</text:span><text:span text:style-name="T20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5" draw:text-style-name="P16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68" draw:text-style-name="P25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50" draw:text-style-name="P17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9" draw:text-style-name="P16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0" draw:text-style-name="P26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1" draw:text-style-name="P16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1" draw:text-style-name="P16" draw:layer="layout" svg:width="3.173cm" svg:height="0.03cm" svg:x="17.821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1" draw:text-style-name="P16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21.866cm" svg:y="11.181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21.903cm" svg:y="12.636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21.971cm" svg:y="14.483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16.708cm" svg:y="15.702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8.427cm" svg:y="15.746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8.357cm" svg:y="11.894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8.357cm" svg:y="13.251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8.499cm" svg:y="14.924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1" draw:text-style-name="P16" draw:layer="layout" svg:width="0.645cm" svg:height="1.146cm" svg:x="16.89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13.803cm" svg:y="11.0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20.969cm" svg:y="11.828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20.991cm" svg:y="13.279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21.016cm" svg:y="14.93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1" draw:text-style-name="P16" draw:layer="layout" svg:width="2.749cm" svg:height="0.805cm" draw:transform="rotate (-1.5707963267949) translate (17.544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17.332cm" svg:y="13.66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20.962cm" svg:y="13.721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14.381cm" svg:y="5.35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15.623cm" svg:y="7.741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14.425cm" svg:y="3.912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2" draw:text-style-name="P27" draw:layer="layout" svg:width="2.026cm" svg:height="0.745cm" svg:x="18.783cm" svg:y="3.919cm">
          <text:p text:style-name="P19"><text:span text:style-name="T17"></text:span><text:span text:style-name="T18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17.266cm" svg:y="7.306cm">
          <text:p text:style-name="P2"><text:span text:style-name="T19">F</text:span><text:span text:style-name="T18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16.814cm" svg:y="9.099cm">
          <text:p text:style-name="P2"><text:span text:style-name="T19">E</text:span><text:span text:style-name="T18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15.818cm" svg:y="6.563cm">
          <text:p text:style-name="P2"><text:span text:style-name="T19">E</text:span><text:span text:style-name="T18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3" draw:text-style-name="P16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16.712cm" svg:y="3.469cm">
          <text:p text:style-name="P2"><text:span text:style-name="T19">F</text:span><text:span text:style-name="T18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15.374cm" svg:y="2.767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13.842cm" svg:y="13.902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4" draw:text-style-name="P28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3" draw:text-style-name="P16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8.85cm" svg:y="7.739cm">
          <text:p text:style-name="P2"><text:span text:style-name="T10"></text:span><text:span text:style-name="T11">symp,</text:span><text:span text:style-name="T20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5" draw:text-style-name="P16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43" draw:text-style-name="P16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4" draw:text-style-name="P18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4" draw:text-style-name="P18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5" draw:text-style-name="P16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4" draw:text-style-name="P18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4" draw:text-style-name="P18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5" draw:text-style-name="P16" draw:layer="layout" svg:width="3.173cm" svg:height="0.03cm" svg:x="9.123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4" draw:text-style-name="P18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4" draw:text-style-name="P18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5" draw:text-style-name="P16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4" draw:text-style-name="P18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46" draw:text-style-name="P20" draw:layer="layout" svg:width="1.59cm" svg:height="0.687cm" svg:x="8.01cm" svg:y="15.51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6" draw:text-style-name="P20" draw:layer="layout" svg:width="4.095cm" svg:height="0.687cm" svg:x="9.729cm" svg:y="15.55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7" draw:text-style-name="P3" draw:layer="layout" svg:width="1.862cm" svg:height="0.817cm" svg:x="9.659cm" svg:y="11.70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7" draw:text-style-name="P3" draw:layer="layout" svg:width="1.862cm" svg:height="0.817cm" svg:x="9.659cm" svg:y="13.05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7" draw:text-style-name="P3" draw:layer="layout" svg:width="1.862cm" svg:height="0.817cm" svg:x="9.801cm" svg:y="14.73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5" draw:text-style-name="P16" draw:layer="layout" svg:width="0.645cm" svg:height="1.146cm" svg:x="8.192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47" draw:text-style-name="P3" draw:layer="layout" svg:width="1.832cm" svg:height="0.817cm" svg:x="6.072cm" svg:y="10.95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7" draw:text-style-name="P3" draw:layer="layout" svg:width="1.435cm" svg:height="0.817cm" svg:x="12.271cm" svg:y="11.63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47" draw:text-style-name="P3" draw:layer="layout" svg:width="1.435cm" svg:height="0.817cm" svg:x="12.293cm" svg:y="13.08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47" draw:text-style-name="P3" draw:layer="layout" svg:width="1.434cm" svg:height="0.817cm" svg:x="12.318cm" svg:y="14.74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5" draw:text-style-name="P16" draw:layer="layout" svg:width="2.749cm" svg:height="0.805cm" draw:transform="rotate (-1.5707963267949) translate (8.846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46" draw:text-style-name="P20" draw:layer="layout" svg:width="0.685cm" svg:height="0.687cm" svg:x="8.634cm" svg:y="13.46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6" draw:text-style-name="P20" draw:layer="layout" svg:width="0.685cm" svg:height="0.687cm" svg:x="12.264cm" svg:y="13.52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8" draw:text-style-name="P21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49" draw:text-style-name="P16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48" draw:text-style-name="P21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49" draw:text-style-name="P16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48" draw:text-style-name="P21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49" draw:text-style-name="P16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48" draw:text-style-name="P21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49" draw:text-style-name="P16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48" draw:text-style-name="P21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49" draw:text-style-name="P16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48" draw:text-style-name="P21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49" draw:text-style-name="P16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4" draw:text-style-name="P18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47" draw:text-style-name="P3" draw:layer="layout" svg:width="1.443cm" svg:height="0.77cm" svg:x="6.492cm" svg:y="5.80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7" draw:text-style-name="P3" draw:layer="layout" svg:width="1.443cm" svg:height="0.77cm" svg:x="6.513cm" svg:y="7.78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48" draw:text-style-name="P21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49" draw:text-style-name="P16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4" draw:text-style-name="P18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48" draw:text-style-name="P21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49" draw:text-style-name="P16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47" draw:text-style-name="P3" draw:layer="layout" svg:width="1.147cm" svg:height="0.77cm" svg:x="6.537cm" svg:y="4.103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48" draw:text-style-name="P21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49" draw:text-style-name="P16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4" draw:text-style-name="P18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46" draw:text-style-name="P20" draw:layer="layout" svg:width="5.788cm" svg:height="1.256cm" svg:x="5.262cm" svg:y="1.649cm">
          <text:p text:style-name="P19"><text:span text:style-name="T21"><text:s/></text:span><text:span text:style-name="T21">a) Hydraulics </text:span><text:span text:style-name="T22">without</text:span><text:span text:style-name="T21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6" draw:text-style-name="P20" draw:layer="layout" svg:width="5.788cm" svg:height="1.258cm" svg:x="12.915cm" svg:y="1.64cm">
          <text:p text:style-name="P19"><text:span text:style-name="T21"><text:s/></text:span><text:span text:style-name="T21">b) Hydraulics </text:span><text:span text:style-name="T22">with</text:span><text:span text:style-name="T21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6" draw:text-style-name="P3" draw:layer="layout" svg:width="1.677cm" svg:height="0.745cm" svg:x="7.388cm" svg:y="2.832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6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16" draw:layer="layout" svg:width="3.173cm" svg:height="0.03cm" svg:x="12.47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16" draw:layer="layout" svg:width="0.645cm" svg:height="1.146cm" svg:x="11.54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20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48" draw:text-style-name="P21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6" draw:text-style-name="P27" draw:layer="layout" svg:width="1.464cm" svg:height="0.745cm" svg:x="12.3cm" svg:y="4.107cm">
          <text:p text:style-name="P19"><text:span text:style-name="T17"></text:span><text:span text:style-name="T23">S</text:span><text:span text:style-name="T18">l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43" draw:text-style-name="P16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47" draw:text-style-name="P3" draw:layer="layout" svg:width="0.753cm" svg:height="0.75cm" svg:x="11.065cm" svg:y="2.556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4" draw:text-style-name="P18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6" draw:text-style-name="P27" draw:layer="layout" svg:width="1.549cm" svg:height="0.745cm" svg:x="12.293cm" svg:y="5.503cm">
          <text:p text:style-name="P19"><text:span text:style-name="T17"></text:span><text:span text:style-name="T23">S</text:span><text:span text:style-name="T18">N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3" draw:text-style-name="P16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76" draw:text-style-name="P27" draw:layer="layout" svg:width="1.515cm" svg:height="0.745cm" svg:x="12.305cm" svg:y="7.174cm">
          <text:p text:style-name="P19"><text:span text:style-name="T17"></text:span><text:span text:style-name="T23">S</text:span><text:span text:style-name="T24">2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3" draw:text-style-name="P16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76" draw:text-style-name="P27" draw:layer="layout" svg:width="1.553cm" svg:height="0.745cm" svg:x="12.285cm" svg:y="8.548cm">
          <text:p text:style-name="P19"><text:span text:style-name="T17"></text:span><text:span text:style-name="T23">S</text:span><text:span text:style-name="T24">1</text:span><text:span text:style-name="T23"> 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3" draw:text-style-name="P16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6" draw:text-style-name="P27" draw:layer="layout" svg:width="1.346cm" svg:height="0.745cm" svg:x="13.628cm" svg:y="8.614cm">
          <text:p text:style-name="P19"><text:span text:style-name="T17"></text:span><text:span text:style-name="T18">sym, </text:span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" draw:layer="layout" svg:width="1.121cm" svg:height="0.817cm" svg:x="10.859cm" svg:y="2.556cm">
          <text:p text:style-name="P2"><text:span text:style-name="T9">E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7" draw:layer="layout" svg:width="1.562cm" svg:height="0.745cm" svg:x="13.519cm" svg:y="4.264cm">
          <text:p text:style-name="P19"><text:span text:style-name="T17"></text:span><text:span text:style-name="T18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27" draw:layer="layout" svg:width="1.337cm" svg:height="0.745cm" svg:x="10.762cm" svg:y="8.614cm">
          <text:p text:style-name="P19"><text:span text:style-name="T17"></text:span><text:span text:style-name="T18">apo, </text:span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3" draw:text-style-name="P16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6" draw:text-style-name="P27" draw:layer="layout" svg:width="1.346cm" svg:height="0.745cm" svg:x="13.628cm" svg:y="7.321cm">
          <text:p text:style-name="P19"><text:span text:style-name="T17"></text:span><text:span text:style-name="T18">sym, </text:span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27" draw:layer="layout" svg:width="1.337cm" svg:height="0.745cm" svg:x="10.762cm" svg:y="7.321cm">
          <text:p text:style-name="P19"><text:span text:style-name="T17"></text:span><text:span text:style-name="T18">apo, </text:span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16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73" draw:text-style-name="P16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16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76" draw:text-style-name="P27" draw:layer="layout" svg:width="1.553cm" svg:height="0.745cm" svg:x="10.654cm" svg:y="4.266cm">
          <text:p text:style-name="P19"><text:span text:style-name="T17"></text:span><text:span text:style-name="T18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16" draw:layer="layout" svg:width="1.166cm" svg:height="0.001cm" svg:x="12.279cm" svg:y="4.5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76" draw:text-style-name="P27" draw:layer="layout" svg:width="1.38cm" svg:height="0.745cm" svg:x="13.611cm" svg:y="5.594cm">
          <text:p text:style-name="P19"><text:span text:style-name="T17"></text:span><text:span text:style-name="T18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27" draw:layer="layout" svg:width="1.371cm" svg:height="0.745cm" svg:x="10.745cm" svg:y="5.594cm">
          <text:p text:style-name="P19"><text:span text:style-name="T17"></text:span><text:span text:style-name="T18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6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3" draw:text-style-name="P16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6" draw:text-style-name="P20" draw:layer="layout" svg:width="0.685cm" svg:height="0.687cm" svg:x="12.59cm" svg:y="6.37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3" draw:text-style-name="P16" draw:layer="layout" svg:width="0.001cm" svg:height="0.614cm" svg:x="11.387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22" draw:text-style-name="P16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77" draw:text-style-name="P17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8" draw:text-style-name="P26" xml:id="id13" draw:id="id1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79" draw:text-style-name="P28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80" draw:text-style-name="P29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81" draw:text-style-name="P20" draw:layer="layout" svg:width="2.668cm" svg:height="0.635cm" svg:x="6.59cm" svg:y="4.665cm">
            <text:p text:style-name="P19"><text:span text:style-name="T21"><text:s/></text:span><text:span text:style-name="T21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82" draw:text-style-name="P20" draw:layer="layout" svg:width="2.668cm" svg:height="0.635cm" svg:x="9.99cm" svg:y="4.665cm">
            <text:p text:style-name="P19"><text:span text:style-name="T21"><text:s/></text:span><text:span text:style-name="T21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83" draw:text-style-name="P20" draw:layer="layout" svg:width="2.668cm" svg:height="0.635cm" svg:x="13.29cm" svg:y="4.665cm">
            <text:p text:style-name="P19"><text:span text:style-name="T21"><text:s/></text:span><text:span text:style-name="T21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78" draw:text-style-name="P26" xml:id="id15" draw:id="id1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79" draw:text-style-name="P28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84" draw:text-style-name="P29" xml:id="id11" draw:id="id1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79" draw:text-style-name="P28" xml:id="id12" draw:id="id1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85" draw:text-style-name="P30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86" draw:text-style-name="P20" draw:layer="layout" svg:width="4.316cm" svg:height="0.635cm" svg:x="9.338cm" svg:y="16.432cm">
            <text:p text:style-name="P19"><text:span text:style-name="T21"><text:s/></text:span><text:span text:style-name="T21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87" draw:text-style-name="P31" xml:id="id17" draw:id="id1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88" draw:text-style-name="P20" draw:layer="layout" svg:width="4.316cm" svg:height="0.635cm" svg:x="2.738cm" svg:y="3.032cm">
            <text:p text:style-name="P19"><text:span text:style-name="T21"><text:s/></text:span><text:span text:style-name="T21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89" draw:text-style-name="P20" draw:layer="layout" svg:width="1.96cm" svg:height="0.868cm" svg:x="12.842cm" svg:y="10.518cm">
            <text:p text:style-name="P19"><text:span text:style-name="T25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90" draw:text-style-name="P20" xml:id="id16" draw:id="id16" draw:layer="layout" svg:width="1.768cm" svg:height="1.336cm" svg:x="12.132cm" svg:y="5.52cm">
            <text:p text:style-name="P19"><text:span text:style-name="T25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91" draw:text-style-name="P20" draw:layer="layout" svg:width="1.768cm" svg:height="1.336cm" svg:x="12.025cm" svg:y="14.238cm">
            <text:p text:style-name="P19"><text:span text:style-name="T25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92" draw:text-style-name="P20" draw:layer="layout" svg:width="1.768cm" svg:height="1.336cm" svg:x="9.639cm" svg:y="13.756cm">
            <text:p text:style-name="P19"><text:span text:style-name="T25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93" draw:text-style-name="P20" draw:layer="layout" svg:width="2.722cm" svg:height="0.743cm" svg:x="8.007cm" svg:y="4.057cm">
            <text:p text:style-name="P19"><text:span text:style-name="T25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94" draw:text-style-name="P20" draw:layer="layout" svg:width="2.214cm" svg:height="1.168cm" svg:x="7.768cm" svg:y="7.632cm">
            <text:p text:style-name="P19"><text:span text:style-name="T25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95" draw:text-style-name="P20" draw:layer="layout" svg:width="2.386cm" svg:height="1.09cm" svg:x="15.532cm" svg:y="5.52cm">
            <text:p text:style-name="P19"><text:span text:style-name="T25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96" draw:text-style-name="P16" draw:layer="layout" svg:x1="15.734cm" svg:y1="6.556cm" svg:x2="18.142cm" svg:y2="6.556cm">
            <text:p/>
          </draw:line>
          <draw:custom-shape draw:name="CustomShape 28" draw:style-name="gr97" draw:text-style-name="P20" draw:layer="layout" svg:width="2.386cm" svg:height="1.09cm" svg:x="15.532cm" svg:y="8.72cm">
            <text:p text:style-name="P19"><text:span text:style-name="T25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98" draw:text-style-name="P20" draw:layer="layout" svg:width="2.386cm" svg:height="1.09cm" svg:x="15.532cm" svg:y="13.22cm">
            <text:p text:style-name="P19"><text:span text:style-name="T25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96" draw:text-style-name="P16" draw:layer="layout" svg:x1="15.717cm" svg:y1="9.739cm" svg:x2="18.125cm" svg:y2="9.739cm">
            <text:p/>
          </draw:line>
          <draw:line draw:name="Line 31" draw:style-name="gr96" draw:text-style-name="P16" draw:layer="layout" svg:x1="15.725cm" svg:y1="14.216cm" svg:x2="18.133cm" svg:y2="14.216cm">
            <text:p/>
          </draw:line>
          <draw:line draw:name="Line 33" draw:style-name="gr96" draw:text-style-name="P16" draw:layer="layout" svg:x1="8.082cm" svg:y1="7.4cm" svg:x2="8.082cm" svg:y2="9.108cm">
            <text:p/>
          </draw:line>
          <draw:line draw:name="Line 34" draw:style-name="gr99" draw:text-style-name="P16" draw:layer="layout" svg:x1="8.007cm" svg:y1="3.969cm" svg:x2="8.016cm" svg:y2="5.81cm">
            <text:p/>
          </draw:line>
          <draw:custom-shape draw:name="CustomShape 35" draw:style-name="gr100" draw:text-style-name="P16" draw:layer="layout" svg:width="5.752cm" svg:height="0.001cm" draw:transform="rotate (-1.5707963267949) translate (11.376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101" draw:text-style-name="P16" draw:layer="layout" svg:x1="9.067cm" svg:y1="9.739cm" svg:x2="10.4cm" svg:y2="9.756cm">
            <text:p/>
          </draw:line>
          <draw:line draw:name="Line 37" draw:style-name="gr101" draw:text-style-name="P16" draw:layer="layout" svg:x1="9.067cm" svg:y1="6.556cm" svg:x2="10.4cm" svg:y2="6.556cm">
            <text:p/>
          </draw:line>
          <draw:custom-shape draw:name="CustomShape 38" draw:style-name="gr102" draw:text-style-name="P20" draw:layer="layout" svg:width="1.515cm" svg:height="0.745cm" svg:x="7.375cm" svg:y="6.1cm">
            <text:p text:style-name="P19"><text:span text:style-name="T26">SS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03" draw:text-style-name="P20" draw:layer="layout" svg:width="1.515cm" svg:height="0.745cm" svg:x="10.669cm" svg:y="6.085cm">
            <text:p text:style-name="P19"><text:span text:style-name="T26">ST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04" draw:text-style-name="P20" draw:layer="layout" svg:width="1.515cm" svg:height="0.745cm" svg:x="14.018cm" svg:y="6.051cm">
            <text:p text:style-name="P19"><text:span text:style-name="T26">B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05" draw:text-style-name="P20" draw:layer="layout" svg:width="1.515cm" svg:height="0.745cm" svg:x="7.358cm" svg:y="9.357cm">
            <text:p text:style-name="P19"><text:span text:style-name="T26">SS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06" draw:text-style-name="P20" draw:layer="layout" svg:width="1.515cm" svg:height="0.745cm" svg:x="10.652cm" svg:y="9.341cm">
            <text:p text:style-name="P19"><text:span text:style-name="T26">ST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07" draw:text-style-name="P20" draw:layer="layout" svg:width="1.515cm" svg:height="0.745cm" svg:x="14.002cm" svg:y="9.307cm">
            <text:p text:style-name="P19"><text:span text:style-name="T26">B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08" draw:text-style-name="P20" draw:layer="layout" svg:width="1.515cm" svg:height="0.745cm" svg:x="13.96cm" svg:y="13.723cm">
            <text:p text:style-name="P19"><text:span text:style-name="T26">B</text:span><text:span text:style-name="T27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09" draw:text-style-name="P16" draw:layer="layout" svg:x1="11.382cm" svg:y1="7.302cm" svg:x2="11.389cm" svg:y2="9.01cm">
            <text:p/>
          </draw:line>
          <draw:connector draw:style-name="gr110" draw:text-style-name="P32" draw:layer="layout" svg:x1="12.4cm" svg:y1="9.755cm" svg:x2="13.765cm" svg:y2="14.255cm" draw:start-shape="id11" draw:end-shape="id12" draw:end-glue-point="3" svg:d="M12400 9755h682v4500h683" svg:viewBox="0 0 1366 4501">
            <text:p/>
          </draw:connector>
          <draw:line draw:name="Line 27_0" draw:style-name="gr96" draw:text-style-name="P16" draw:layer="layout" svg:x1="12.43cm" svg:y1="9.755cm" svg:x2="13.765cm" svg:y2="9.755cm">
            <text:p/>
          </draw:line>
          <draw:connector draw:style-name="gr110" draw:text-style-name="P32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111" draw:text-style-name="P20" xml:id="id14" draw:id="id14" draw:layer="layout" svg:width="2.722cm" svg:height="0.743cm" svg:x="1.432cm" svg:y="3.22cm">
            <text:p text:style-name="P19"><text:span text:style-name="T25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2" draw:text-style-name="P32" draw:layer="layout" svg:x1="7.07cm" svg:y1="6.655cm" svg:x2="2.793cm" svg:y2="3.963cm" draw:start-shape="id13" draw:start-glue-point="3" draw:end-shape="id14" draw:end-glue-point="2" svg:d="M7070 6655h-4277v-2692" svg:viewBox="0 0 4278 2693">
            <text:p/>
          </draw:connector>
          <draw:connector draw:style-name="gr112" draw:text-style-name="P32" draw:layer="layout" svg:x1="7.1cm" svg:y1="9.845cm" svg:x2="2.793cm" svg:y2="3.963cm" draw:start-shape="id15" draw:start-glue-point="3" draw:end-shape="id14" draw:end-glue-point="2" svg:d="M7100 9845h-4307v-5882" svg:viewBox="0 0 4308 5883">
            <text:p/>
          </draw:connector>
          <draw:custom-shape draw:name="CustomShape 24_1" draw:style-name="gr113" draw:text-style-name="P20" draw:layer="layout" svg:width="2.722cm" svg:height="0.743cm" svg:x="0.432cm" svg:y="5.02cm">
            <text:p text:style-name="P19"><text:span text:style-name="T25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2" draw:text-style-name="P32" draw:layer="layout" svg:x1="13.016cm" svg:y1="5.52cm" svg:x2="9.616cm" svg:y2="3.411cm" draw:start-shape="id16" draw:start-glue-point="0" draw:end-shape="id17" draw:end-glue-point="1" svg:d="M13016 5520v-2109h-3400" svg:viewBox="0 0 3401 2110">
            <text:p/>
          </draw:connector>
          <draw:custom-shape draw:name="CustomShape 24_3" draw:style-name="gr114" draw:text-style-name="P20" draw:layer="layout" svg:width="2.722cm" svg:height="0.743cm" svg:x="10.378cm" svg:y="2.457cm">
            <text:p text:style-name="P19"><text:span text:style-name="T25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15" draw:text-style-name="P33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116" draw:text-style-name="P34" draw:layer="layout" svg:width="2.686cm" svg:height="0.962cm" svg:x="4.6cm" svg:y="0.7cm">
            <draw:text-box>
              <text:p><text:span text:style-name="T28">fordyn()</text:span></text:p>
            </draw:text-box>
          </draw:frame>
          <draw:frame draw:style-name="gr117" draw:text-style-name="P35" draw:layer="layout" svg:width="2.826cm" svg:height="0.962cm" svg:x="5.714cm" svg:y="4.2cm">
            <draw:text-box>
              <text:p><text:span text:style-name="T29">growth(</text:span><text:span text:style-name="T29">)</text:span></text:p>
            </draw:text-box>
          </draw:frame>
          <draw:custom-shape draw:style-name="gr118" draw:text-style-name="P36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119" draw:text-style-name="P37" draw:layer="layout" svg:width="4.701cm" svg:height="0.878cm" svg:x="11.179cm" svg:y="2.122cm">
            <draw:text-box>
              <text:p><text:span text:style-name="T30">seed </text:span><text:span text:style-name="T30">recruitm</text:span><text:span text:style-name="T30">ent</text:span></text:p>
            </draw:text-box>
          </draw:frame>
          <draw:frame draw:style-name="gr120" draw:text-style-name="P38" draw:layer="layout" svg:width="2.403cm" svg:height="0.962cm" svg:x="6.974cm" svg:y="6.638cm">
            <draw:text-box>
              <text:p><text:span text:style-name="T31">spwb()</text:span></text:p>
            </draw:text-box>
          </draw:frame>
          <draw:custom-shape draw:style-name="gr121" draw:text-style-name="P39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1" draw:layer="layout" svg:width="7.669cm" svg:height="2.015cm" svg:x="10.5cm" svg:y="5.285cm">
            <draw:text-box>
              <text:p text:style-name="P40"><text:span text:style-name="T32">carbon </text:span><text:span text:style-name="T32">balance</text:span></text:p>
              <text:p text:style-name="P40"><text:span text:style-name="T32">tissue </text:span><text:span text:style-name="T32">growth </text:span><text:span text:style-name="T32">and </text:span><text:span text:style-name="T32">senesce</text:span><text:span text:style-name="T32">nce</text:span></text:p>
              <text:p text:style-name="P40"><text:span text:style-name="T32">mortality</text:span></text:p>
            </draw:text-box>
          </draw:frame>
          <draw:frame draw:style-name="gr123" draw:text-style-name="P41" draw:layer="layout" svg:width="5.121cm" svg:height="3.779cm" svg:x="13.4cm" svg:y="11.8cm">
            <draw:text-box>
              <text:p text:style-name="P40"><text:span text:style-name="T32">soil </text:span><text:span text:style-name="T32">hydrolog</text:span><text:span text:style-name="T32">y</text:span></text:p>
              <text:p text:style-name="P40"><text:span text:style-name="T32">rainfall </text:span><text:span text:style-name="T32">intercepti</text:span><text:span text:style-name="T32">on</text:span></text:p>
              <text:p text:style-name="P40"><text:span text:style-name="T32">soil </text:span><text:span text:style-name="T32">water </text:span><text:span text:style-name="T32">balance</text:span></text:p>
              <text:p text:style-name="P42"><text:span text:style-name="T32">plant </text:span><text:span text:style-name="T32">water </text:span><text:span text:style-name="T32">balance</text:span></text:p>
              <text:p text:style-name="P40"><text:span text:style-name="T32">leaf </text:span><text:span text:style-name="T32">phenolog</text:span><text:span text:style-name="T32">y</text:span></text:p>
              <text:p text:style-name="P40"><text:span text:style-name="T32">plant </text:span><text:span text:style-name="T32">transpira</text:span><text:span text:style-name="T32">tion</text:span></text:p>
            </draw:text-box>
          </draw:frame>
          <draw:custom-shape draw:style-name="gr124" draw:text-style-name="P43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44" draw:layer="layout" svg:width="8.4cm" svg:height="0.839cm" svg:x="7.8cm" svg:y="7.961cm">
            <draw:text-box>
              <text:p><text:span text:style-name="T33">advance</text:span><text:span text:style-name="T33">d <text:s/></text:span><text:span text:style-name="T33">(</text:span><text:span text:style-name="T34">Sperry</text:span><text:span text:style-name="T33"> </text:span><text:span text:style-name="T33">or </text:span><text:span text:style-name="T34">Cochard</text:span><text:span text:style-name="T33">)</text:span></text:p>
            </draw:text-box>
          </draw:frame>
          <draw:frame draw:style-name="gr126" draw:text-style-name="P41" draw:layer="layout" svg:width="5.121cm" svg:height="2.015cm" svg:x="11.753cm" svg:y="8.966cm">
            <draw:text-box>
              <text:p text:style-name="P40"><text:span text:style-name="T32">energy </text:span><text:span text:style-name="T32">balance</text:span></text:p>
              <text:p text:style-name="P40"><text:span text:style-name="T32">plant </text:span><text:span text:style-name="T32">hydraulic</text:span><text:span text:style-name="T32">s</text:span></text:p>
              <text:p text:style-name="P40"><text:span text:style-name="T32">photosyn</text:span><text:span text:style-name="T32">thesis</text:span></text:p>
            </draw:text-box>
          </draw:frame>
          <draw:custom-shape draw:style-name="gr127" draw:text-style-name="P43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44" draw:layer="layout" svg:width="5.2cm" svg:height="0.839cm" svg:x="8.6cm" svg:y="10.962cm">
            <draw:text-box>
              <text:p><text:span text:style-name="T33">basic </text:span><text:span text:style-name="T33">(</text:span><text:span text:style-name="T34">Granier</text:span><text:span text:style-name="T33">)</text:span></text:p>
            </draw:text-box>
          </draw:frame>
          <draw:frame draw:style-name="gr128" draw:text-style-name="P37" draw:layer="layout" svg:width="5.358cm" svg:height="0.878cm" svg:x="10.942cm" svg:y="3.622cm">
            <draw:text-box>
              <text:p><text:span text:style-name="T30">forest </text:span><text:span text:style-name="T30">manage</text:span><text:span text:style-name="T30">ment</text:span></text:p>
            </draw:text-box>
          </draw:frame>
          <draw:frame draw:style-name="gr129" draw:text-style-name="P37" draw:layer="layout" svg:width="3.321cm" svg:height="0.878cm" svg:x="11.78cm" svg:y="2.822cm">
            <draw:text-box>
              <text:p><text:span text:style-name="T30">resprout</text:span><text:span text:style-name="T30">ing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30" draw:text-style-name="P25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22" draw:text-style-name="P16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31" draw:text-style-name="P17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2" draw:text-style-name="P3" draw:layer="layout" svg:width="4.9cm" svg:height="1.476cm" svg:x="7.5cm" svg:y="1.724cm">
          <text:p text:style-name="P2"><text:span text:style-name="T3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3" draw:text-style-name="P3" draw:layer="layout" svg:width="5.696cm" svg:height="1.476cm" svg:x="20.004cm" svg:y="1.724cm">
          <text:p text:style-name="P2"><text:span text:style-name="T3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4" draw:text-style-name="P46" xml:id="id21" draw:id="id21" draw:layer="layout" svg:width="4.2cm" svg:height="0.79cm" svg:x="7.6cm" svg:y="3.925cm">
          <text:p text:style-name="P45"><text:span text:style-name="T3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5" draw:text-style-name="P48" xml:id="id19" draw:id="id19" draw:layer="layout" svg:width="5.53cm" svg:height="1.044cm" svg:x="19.67cm" svg:y="8.443cm">
          <text:p text:style-name="P47"><text:span text:style-name="T3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6" draw:text-style-name="P46" xml:id="id18" draw:id="id18" draw:layer="layout" svg:width="4cm" svg:height="1.026cm" svg:x="7.6cm" svg:y="5.817cm">
          <text:p text:style-name="P45"><text:span text:style-name="T3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7" draw:text-style-name="P50" draw:layer="layout" svg:width="4.052cm" svg:height="0.952cm" svg:x="13.448cm" svg:y="3.6cm">
          <text:p text:style-name="P49"><text:span text:style-name="T3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8" draw:text-style-name="P52" xml:id="id20" draw:id="id20" draw:layer="layout" svg:width="4.386cm" svg:height="0.897cm" svg:x="19.614cm" svg:y="5.903cm">
          <text:p text:style-name="P51"><text:span text:style-name="T3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9" draw:text-style-name="P50" draw:layer="layout" svg:width="5.4cm" svg:height="0.6cm" svg:x="12.6cm" svg:y="9.657cm">
          <text:p text:style-name="P49"><text:span text:style-name="T3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0" draw:text-style-name="P46" xml:id="id23" draw:id="id23" draw:layer="layout" svg:width="3.6cm" svg:height="1.026cm" svg:x="6.8cm" svg:y="12.507cm">
          <text:p text:style-name="P45"><text:span text:style-name="T3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1" draw:text-style-name="P46" xml:id="id26" draw:id="id26" draw:layer="layout" svg:width="5.066cm" svg:height="1.026cm" svg:x="19.527cm" svg:y="13.123cm">
          <text:p text:style-name="P45"><text:span text:style-name="T3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9" draw:text-style-name="P50" draw:layer="layout" svg:width="5.4cm" svg:height="0.6cm" svg:x="12.8cm" svg:y="14.4cm">
          <text:p text:style-name="P49"><text:span text:style-name="T3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2" draw:text-style-name="P46" xml:id="id24" draw:id="id24" draw:layer="layout" svg:width="5.537cm" svg:height="1.026cm" svg:x="19.472cm" svg:y="11.368cm">
          <text:p text:style-name="P45"><text:span text:style-name="T3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3" draw:text-style-name="P48" xml:id="id25" draw:id="id25" draw:layer="layout" svg:width="3.51cm" svg:height="1.304cm" svg:x="8.69cm" svg:y="11.268cm">
          <text:p text:style-name="P47"><text:span text:style-name="T3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39" draw:text-style-name="P50" draw:layer="layout" svg:width="5.4cm" svg:height="0.6cm" svg:x="13cm" svg:y="8.22cm">
          <text:p text:style-name="P49"><text:span text:style-name="T3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4" draw:text-style-name="P50" draw:layer="layout" svg:width="5.8cm" svg:height="0.952cm" svg:x="12.6cm" svg:y="5.585cm">
          <text:p text:style-name="P49"><text:span text:style-name="T3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45" draw:text-style-name="P16" draw:layer="layout" svg:x1="11.484cm" svg:y1="5.817cm" svg:x2="10.468cm" svg:y2="4.718cm">
          <text:p/>
        </draw:line>
        <draw:line draw:name="Line 29" draw:style-name="gr146" draw:text-style-name="P16" draw:layer="layout" svg:x1="13.516cm" svg:y1="12.284cm" svg:x2="18.527cm" svg:y2="13.808cm">
          <text:p/>
        </draw:line>
        <draw:custom-shape draw:name="CustomShape 30" draw:style-name="gr147" draw:text-style-name="P16" draw:layer="layout" svg:width="4.854cm" svg:height="0.137cm" svg:x="13.716cm" svg:y="11.14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48" draw:text-style-name="P50" draw:layer="layout" svg:width="5.2cm" svg:height="0.952cm" svg:x="13cm" svg:y="11.238cm">
          <text:p text:style-name="P49"><text:span text:style-name="T3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49" draw:text-style-name="P46" xml:id="id27" draw:id="id27" draw:layer="layout" svg:width="5.391cm" svg:height="1.086cm" svg:x="19.409cm" svg:y="15.959cm">
          <text:p text:style-name="P45"><text:span text:style-name="T3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45" draw:text-style-name="P16" draw:layer="layout" svg:x1="11.484cm" svg:y1="11.268cm" svg:x2="10.214cm" svg:y2="4.718cm">
          <text:p/>
        </draw:line>
        <draw:custom-shape draw:name="CustomShape 35" draw:style-name="gr150" draw:text-style-name="P16" draw:layer="layout" svg:width="5.404cm" svg:height="0.003cm" svg:x="13.508cm" svg:y="5.6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51" draw:text-style-name="P54" draw:layer="layout" svg:width="5.909cm" svg:height="0.718cm" svg:x="12.891cm" svg:y="2.424cm">
          <text:p text:style-name="P53"><text:span text:style-name="T3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45" draw:text-style-name="P16" draw:layer="layout" svg:x1="21.782cm" svg:y1="12.538cm" svg:x2="22.798cm" svg:y2="13.3cm">
          <text:p/>
        </draw:line>
        <draw:custom-shape draw:name="CustomShape 42" draw:style-name="gr152" draw:text-style-name="P56" draw:layer="layout" svg:width="5.2cm" svg:height="0.6cm" svg:x="13cm" svg:y="12.884cm">
          <text:p text:style-name="P55"><text:span text:style-name="T3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3" draw:text-style-name="P46" xml:id="id28" draw:id="id28" draw:layer="layout" svg:width="4.937cm" svg:height="1.521cm" svg:x="7.663cm" svg:y="15.7cm">
          <text:p text:style-name="P45"><text:span text:style-name="T3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46" draw:text-style-name="P16" draw:layer="layout" svg:x1="8.182cm" svg:y1="12.03cm" svg:x2="9.51cm" svg:y2="4.615cm">
          <text:p/>
        </draw:line>
        <draw:custom-shape draw:name="CustomShape 45" draw:style-name="gr154" draw:text-style-name="P50" draw:layer="layout" svg:width="5.6cm" svg:height="0.952cm" svg:x="13cm" svg:y="15.5cm">
          <text:p text:style-name="P49"><text:span text:style-name="T3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46" draw:text-style-name="P16" draw:layer="layout" svg:x1="10.368cm" svg:y1="10.406cm" svg:x2="8.69cm" svg:y2="12.03cm">
          <text:p/>
        </draw:line>
        <draw:line draw:name="Line 47" draw:style-name="gr146" draw:text-style-name="P16" draw:layer="layout" svg:x1="0cm" svg:y1="0cm" svg:x2="0.001cm" svg:y2="0.001cm">
          <text:p/>
        </draw:line>
        <draw:connector draw:style-name="gr155" draw:text-style-name="P57" draw:layer="layout" svg:x1="9.6cm" svg:y1="6.843cm" svg:x2="19.67cm" svg:y2="8.965cm" draw:start-shape="id18" draw:start-glue-point="2" draw:end-shape="id19" draw:end-glue-point="3" svg:d="M9600 6843v2122h10070" svg:viewBox="0 0 10071 2123">
          <text:p/>
        </draw:connector>
        <draw:connector draw:style-name="gr156" draw:text-style-name="P57" draw:layer="layout" draw:type="line" svg:x1="11.6cm" svg:y1="6.33cm" svg:x2="19.614cm" svg:y2="6.351cm" draw:start-shape="id18" draw:start-glue-point="1" draw:end-shape="id20" draw:end-glue-point="3" svg:d="M11600 6330l8014 21" svg:viewBox="0 0 8015 22">
          <text:p/>
        </draw:connector>
        <draw:connector draw:style-name="gr157" draw:text-style-name="P57" draw:layer="layout" draw:type="line" svg:x1="11.8cm" svg:y1="4.32cm" svg:x2="19.614cm" svg:y2="4.351cm" draw:start-shape="id21" draw:start-glue-point="1" draw:end-shape="id22" draw:end-glue-point="3" svg:d="M11800 4320l7814 31" svg:viewBox="0 0 7815 32">
          <text:p/>
        </draw:connector>
        <draw:connector draw:style-name="gr155" draw:text-style-name="P57" draw:layer="layout" draw:line-skew="-0.74cm" svg:x1="22.435cm" svg:y1="9.487cm" svg:x2="8.6cm" svg:y2="12.507cm" draw:start-shape="id19" draw:start-glue-point="2" draw:end-shape="id23" draw:end-glue-point="0" svg:d="M22435 9487v770h-13835v2250" svg:viewBox="0 0 13836 3021">
          <text:p/>
        </draw:connector>
        <draw:connector draw:style-name="gr155" draw:text-style-name="P57" draw:layer="layout" draw:type="line" svg:x1="19.472cm" svg:y1="11.881cm" svg:x2="12.2cm" svg:y2="11.92cm" draw:start-shape="id24" draw:start-glue-point="3" draw:end-shape="id25" draw:end-glue-point="1" svg:d="M19472 11881l-7272 39" svg:viewBox="0 0 7273 40">
          <text:p/>
        </draw:connector>
        <draw:connector draw:style-name="gr155" draw:text-style-name="P57" draw:layer="layout" svg:x1="10.445cm" svg:y1="12.572cm" svg:x2="19.527cm" svg:y2="13.636cm" draw:start-shape="id25" draw:start-glue-point="2" draw:end-shape="id26" draw:end-glue-point="3" svg:d="M10445 12572v1064h9082" svg:viewBox="0 0 9083 1065">
          <text:p/>
        </draw:connector>
        <draw:connector draw:style-name="gr155" draw:text-style-name="P57" draw:layer="layout" draw:type="line" svg:x1="19.409cm" svg:y1="16.502cm" svg:x2="12.6cm" svg:y2="16.46cm" draw:start-shape="id27" draw:start-glue-point="3" draw:end-shape="id28" draw:end-glue-point="1" svg:d="M19409 16502l-6809-42" svg:viewBox="0 0 6810 43">
          <text:p/>
        </draw:connector>
        <draw:connector draw:style-name="gr155" draw:text-style-name="P57" draw:layer="layout" draw:line-skew="0.351cm" svg:x1="22.06cm" svg:y1="14.149cm" svg:x2="8.6cm" svg:y2="13.533cm" draw:start-shape="id26" draw:start-glue-point="2" draw:end-shape="id23" draw:end-glue-point="2" svg:d="M22060 14149v884h-13460v-1500" svg:viewBox="0 0 13461 1501">
          <text:p/>
        </draw:connector>
        <draw:custom-shape draw:name="CustomShape 12_0" draw:style-name="gr138" draw:text-style-name="P48" xml:id="id22" draw:id="id22" draw:layer="layout" svg:width="4.386cm" svg:height="0.897cm" svg:x="19.614cm" svg:y="3.903cm">
          <text:p text:style-name="P47"><text:span text:style-name="T3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158" draw:text-style-name="P59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59" draw:text-style-name="P61" draw:layer="layout" svg:width="2.4cm" svg:height="1.026cm" svg:x="0cm" svg:y="0cm">
            <text:p text:style-name="P60"><text:span text:style-name="T39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60" draw:text-style-name="P61" draw:layer="layout" svg:width="2.4cm" svg:height="0.8cm" svg:x="4.7cm" svg:y="0cm">
            <text:p text:style-name="P60"><text:span text:style-name="T39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60" draw:text-style-name="P61" draw:layer="layout" svg:width="2.4cm" svg:height="0.8cm" svg:x="9.5cm" svg:y="0cm">
            <text:p text:style-name="P60"><text:span text:style-name="T39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60" draw:text-style-name="P61" draw:layer="layout" svg:width="2.4cm" svg:height="0.8cm" svg:x="14.2cm" svg:y="0cm">
            <text:p text:style-name="P60"><text:span text:style-name="T39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60" draw:text-style-name="P61" draw:layer="layout" svg:width="2.4cm" svg:height="0.8cm" svg:x="19cm" svg:y="0cm">
            <text:p text:style-name="P60"><text:span text:style-name="T39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60" draw:text-style-name="P61" draw:layer="layout" svg:width="2.4cm" svg:height="0.8cm" svg:x="23.9cm" svg:y="0cm">
            <text:p text:style-name="P60"><text:span text:style-name="T40">1</text:span><text:span text:style-name="T39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61" draw:text-style-name="P50" xml:id="id30" draw:id="id30" draw:layer="layout" svg:width="1.8cm" svg:height="0.9cm" svg:x="0cm" svg:y="2.4cm">
            <text:p text:style-name="P49"><text:span text:style-name="T41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62" draw:text-style-name="P50" xml:id="id31" draw:id="id31" draw:layer="layout" svg:width="2.2cm" svg:height="0.9cm" svg:x="0cm" svg:y="3.399cm">
            <text:p text:style-name="P49"><text:span text:style-name="T41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63" draw:text-style-name="P50" xml:id="id33" draw:id="id33" draw:layer="layout" svg:width="2cm" svg:height="0.9cm" svg:x="0cm" svg:y="4.373cm">
            <text:p text:style-name="P49"><text:span text:style-name="T41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64" draw:text-style-name="P50" xml:id="id29" draw:id="id29" draw:layer="layout" svg:width="2.6cm" svg:height="1.4cm" svg:x="3cm" svg:y="2.1cm">
            <text:p text:style-name="P49"><text:span text:style-name="T42">Shrub allometric coeff.</text:span></text:p>
            <text:p text:style-name="P49"><text:span text:style-name="T41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5" draw:text-style-name="P62" draw:layer="layout" draw:type="line" svg:x1="3cm" svg:y1="2.8cm" svg:x2="1.8cm" svg:y2="2.85cm" draw:start-shape="id29" draw:start-glue-point="3" draw:end-shape="id30" draw:end-glue-point="1" svg:d="M3000 2800l-1200 50" svg:viewBox="0 0 1201 51">
            <text:p/>
          </draw:connector>
          <draw:connector draw:style-name="gr165" draw:text-style-name="P62" draw:layer="layout" draw:type="line" svg:x1="3cm" svg:y1="2.8cm" svg:x2="2.2cm" svg:y2="3.849cm" draw:start-shape="id29" draw:start-glue-point="3" draw:end-shape="id31" draw:end-glue-point="1" svg:d="M3000 2800l-800 1049" svg:viewBox="0 0 801 1050">
            <text:p/>
          </draw:connector>
          <draw:custom-shape draw:name="CustomShape 8_10" draw:style-name="gr161" draw:text-style-name="P46" xml:id="id35" draw:id="id35" draw:layer="layout" svg:width="1.8cm" svg:height="0.9cm" svg:x="0.1cm" svg:y="11.8cm">
            <text:p text:style-name="P45"><text:span text:style-name="T41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64" draw:text-style-name="P50" xml:id="id32" draw:id="id32" draw:layer="layout" svg:width="2.6cm" svg:height="1.4cm" svg:x="7.2cm" svg:y="3cm">
            <text:p text:style-name="P49"><text:span text:style-name="T42">Tree allometric coeff.</text:span></text:p>
            <text:p text:style-name="P49"><text:span text:style-name="T41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.2cm" svg:y1="3.7cm" svg:x2="2cm" svg:y2="4.823cm" draw:start-shape="id32" draw:start-glue-point="3" draw:end-shape="id33" draw:end-glue-point="1" svg:d="M7200 3700l-5200 1123" svg:viewBox="0 0 5201 1124">
            <text:p/>
          </draw:connector>
          <draw:custom-shape draw:name="CustomShape 8_12" draw:style-name="gr167" draw:text-style-name="P46" xml:id="id34" draw:id="id34" draw:layer="layout" svg:width="3.5cm" svg:height="1.2cm" svg:x="16.2cm" svg:y="8.486cm">
            <text:p text:style-name="P45"><text:span text:style-name="T41">StemAF/conduit2sapwood</text:span></text:p>
            <text:p text:style-name="P45"><text:span text:style-name="T41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6.2cm" svg:y1="9.086cm" svg:x2="1.9cm" svg:y2="12.25cm" draw:start-shape="id34" draw:start-glue-point="3" draw:end-shape="id35" draw:end-glue-point="1" svg:d="M16200 9086l-14300 3164" svg:viewBox="0 0 14301 3165">
            <text:p/>
          </draw:connector>
          <draw:custom-shape draw:name="CustomShape 8_13" draw:style-name="gr168" draw:text-style-name="P46" xml:id="id63" draw:id="id63" draw:layer="layout" svg:width="3.2cm" svg:height="0.9cm" svg:x="0cm" svg:y="0.973cm">
            <text:p text:style-name="P45"><text:span text:style-name="T41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69" draw:text-style-name="P46" xml:id="id54" draw:id="id54" draw:layer="layout" svg:width="2.422cm" svg:height="0.8cm" svg:x="-0.122cm" svg:y="5.3cm">
            <text:p text:style-name="P45"><text:span text:style-name="T41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70" draw:text-style-name="P46" xml:id="id36" draw:id="id36" draw:layer="layout" svg:width="1.4cm" svg:height="1.2cm" svg:x="3.4cm" svg:y="7.3cm">
            <text:p text:style-name="P45"><text:span text:style-name="T41">SLA</text:span></text:p>
            <text:p text:style-name="P45"><text:span text:style-name="T41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3.4cm" svg:y1="7.9cm" svg:x2="2.4cm" svg:y2="6.45cm" draw:start-shape="id36" draw:start-glue-point="3" draw:end-shape="id37" draw:end-glue-point="6" svg:d="M3400 7900l-1000-1450" svg:viewBox="0 0 1001 1451">
            <text:p/>
          </draw:connector>
          <draw:custom-shape draw:name="CustomShape 8_17" draw:style-name="gr169" draw:text-style-name="P46" draw:layer="layout" svg:width="2.422cm" svg:height="0.8cm" svg:x="-0.222cm" svg:y="6.8cm">
            <text:p text:style-name="P45"><text:span text:style-name="T41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1" draw:text-style-name="P15" xml:id="id37" draw:id="id3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60" draw:text-style-name="P61" draw:layer="layout" svg:width="2.4cm" svg:height="0.8cm" svg:x="2.2cm" svg:y="0cm">
            <text:p text:style-name="P60"><text:span text:style-name="T39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.4cm" svg:y1="7.7cm" svg:x2="2.4cm" svg:y2="6.45cm" draw:start-shape="id38" draw:start-glue-point="3" draw:end-shape="id37" draw:end-glue-point="6" svg:d="M7400 7700l-5000-1250" svg:viewBox="0 0 5001 1251">
            <text:p/>
          </draw:connector>
          <draw:custom-shape draw:name="CustomShape 8_20" draw:style-name="gr160" draw:text-style-name="P61" draw:layer="layout" svg:width="2.4cm" svg:height="0.8cm" svg:x="7.2cm" svg:y="0cm">
            <text:p text:style-name="P60"><text:span text:style-name="T39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60" draw:text-style-name="P61" draw:layer="layout" svg:width="2.4cm" svg:height="0.8cm" svg:x="12cm" svg:y="0cm">
            <text:p text:style-name="P60"><text:span text:style-name="T39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60" draw:text-style-name="P61" draw:layer="layout" svg:width="2.4cm" svg:height="0.8cm" svg:x="21.3cm" svg:y="0cm">
            <text:p text:style-name="P60"><text:span text:style-name="T39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60" draw:text-style-name="P61" draw:layer="layout" svg:width="2.4cm" svg:height="0.8cm" svg:x="16.6cm" svg:y="0cm">
            <text:p text:style-name="P60"><text:span text:style-name="T39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72" draw:text-style-name="P46" xml:id="id39" draw:id="id39" draw:layer="layout" svg:width="1.9cm" svg:height="1.2cm" svg:x="14.544cm" svg:y="7.079cm">
            <text:p text:style-name="P45"><text:span text:style-name="T41">Al2As</text:span></text:p>
            <text:p text:style-name="P45"><text:span text:style-name="T41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4.544cm" svg:y1="7.679cm" svg:x2="1.9cm" svg:y2="12.25cm" draw:start-shape="id39" draw:start-glue-point="3" draw:end-shape="id35" draw:end-glue-point="1" svg:d="M14544 7679l-12644 4571" svg:viewBox="0 0 12645 4572">
            <text:p/>
          </draw:connector>
          <draw:custom-shape draw:name="CustomShape 8_26" draw:style-name="gr173" draw:text-style-name="P46" xml:id="id40" draw:id="id40" draw:layer="layout" svg:width="1.7cm" svg:height="1.2cm" svg:x="15cm" svg:y="5.2cm">
            <text:p text:style-name="P45"><text:span text:style-name="T41">r635</text:span></text:p>
            <text:p text:style-name="P45"><text:span text:style-name="T41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5cm" svg:y1="5.8cm" svg:x2="2.4cm" svg:y2="6.45cm" draw:start-shape="id40" draw:start-glue-point="3" draw:end-shape="id37" draw:end-glue-point="6" svg:d="M15000 5800l-12600 650" svg:viewBox="0 0 12601 651">
            <text:p/>
          </draw:connector>
          <draw:custom-shape draw:name="CustomShape 8_18" draw:style-name="gr174" draw:text-style-name="P46" xml:id="id38" draw:id="id38" draw:layer="layout" svg:width="2.5cm" svg:height="1.2cm" svg:x="7.4cm" svg:y="7.1cm">
            <text:p text:style-name="P45"><text:span text:style-name="T41">LeafWidth</text:span></text:p>
            <text:p text:style-name="P45"><text:span text:style-name="T41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75" draw:text-style-name="P46" xml:id="id41" draw:id="id41" draw:layer="layout" svg:width="2.8cm" svg:height="1.2cm" svg:x="3.6cm" svg:y="17.4cm">
            <text:p text:style-name="P45"><text:span text:style-name="T41">WoodDensity</text:span></text:p>
            <text:p text:style-name="P45"><text:span text:style-name="T41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3.6cm" svg:y1="18cm" svg:x2="1.9cm" svg:y2="12.25cm" draw:start-shape="id41" draw:start-glue-point="3" draw:end-shape="id35" draw:end-glue-point="1" svg:d="M3600 18000l-1700-5750" svg:viewBox="0 0 1701 5751">
            <text:p/>
          </draw:connector>
          <draw:custom-shape draw:name="CustomShape 8_28" draw:style-name="gr175" draw:text-style-name="P46" xml:id="id42" draw:id="id42" draw:layer="layout" svg:width="2.8cm" svg:height="1.2cm" svg:x="7cm" svg:y="8.3cm">
            <text:p text:style-name="P45"><text:span text:style-name="T41">LeafDensity</text:span></text:p>
            <text:p text:style-name="P45"><text:span text:style-name="T41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cm" svg:y1="8.9cm" svg:x2="1.9cm" svg:y2="12.25cm" draw:start-shape="id42" draw:start-glue-point="3" draw:end-shape="id35" draw:end-glue-point="1" svg:d="M7000 8900l-5100 3350" svg:viewBox="0 0 5101 3351">
            <text:p/>
          </draw:connector>
          <draw:custom-shape draw:name="CustomShape 8_29" draw:style-name="gr176" draw:text-style-name="P46" xml:id="id43" draw:id="id43" draw:layer="layout" svg:width="2.7cm" svg:height="1.2cm" svg:x="23.336cm" svg:y="17.241cm">
            <text:p text:style-name="P45"><text:span text:style-name="T41">StemPI0 / StemEPS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3.336cm" svg:y1="17.841cm" svg:x2="6.4cm" svg:y2="18cm" draw:start-shape="id43" draw:start-glue-point="3" draw:end-shape="id41" draw:end-glue-point="1" svg:d="M23336 17841l-16936 159" svg:viewBox="0 0 16937 160">
            <text:p/>
          </draw:connector>
          <draw:custom-shape draw:name="CustomShape 8_30" draw:style-name="gr177" draw:text-style-name="P46" xml:id="id44" draw:id="id44" draw:layer="layout" svg:width="2.1cm" svg:height="1.2cm" svg:x="8.7cm" svg:y="10.7cm">
            <text:p text:style-name="P45"><text:span text:style-name="T41">Psi_Critic</text:span></text:p>
            <text:p text:style-name="P45"><text:span text:style-name="T41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8.7cm" svg:y1="11.3cm" svg:x2="1.9cm" svg:y2="12.25cm" draw:start-shape="id44" draw:start-glue-point="3" draw:end-shape="id35" draw:end-glue-point="1" svg:d="M8700 11300l-6800 950" svg:viewBox="0 0 6801 951">
            <text:p/>
          </draw:connector>
          <draw:custom-shape draw:name="CustomShape 8_31" draw:style-name="gr178" draw:text-style-name="P46" xml:id="id45" draw:id="id45" draw:layer="layout" svg:width="2.6cm" svg:height="1.2cm" svg:x="12cm" svg:y="11cm">
            <text:p text:style-name="P45"><text:span text:style-name="T41">VCstem_c/VCstem_d</text:span></text:p>
            <text:p text:style-name="P45"><text:span text:style-name="T41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2cm" svg:y1="11.6cm" svg:x2="10.8cm" svg:y2="11.3cm" draw:start-shape="id45" draw:start-glue-point="3" draw:end-shape="id44" draw:end-glue-point="1" svg:d="M12000 11600l-1200-300" svg:viewBox="0 0 1201 301">
            <text:p/>
          </draw:connector>
          <draw:custom-shape draw:name="CustomShape 8_32" draw:style-name="gr172" draw:text-style-name="P46" xml:id="id46" draw:id="id46" draw:layer="layout" svg:width="1.9cm" svg:height="1.2cm" svg:x="24.1cm" svg:y="8.9cm">
            <text:p text:style-name="P45"><text:span text:style-name="T41">VCroot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4.1cm" svg:y1="9.5cm" svg:x2="10.8cm" svg:y2="11.3cm" draw:start-shape="id46" draw:start-glue-point="3" draw:end-shape="id44" draw:end-glue-point="1" svg:d="M24100 9500l-13300 1800" svg:viewBox="0 0 13301 1801">
            <text:p/>
          </draw:connector>
          <draw:custom-shape draw:name="CustomShape 8_33" draw:style-name="gr179" draw:text-style-name="P46" xml:id="id48" draw:id="id48" draw:layer="layout" svg:width="2.4cm" svg:height="1.2cm" svg:x="14.6cm" svg:y="11cm">
            <text:p text:style-name="P45"><text:span text:style-name="T41">Psi_Extract</text:span></text:p>
            <text:p text:style-name="P45"><text:span text:style-name="T41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67" draw:text-style-name="P46" xml:id="id47" draw:id="id47" draw:layer="layout" svg:width="3.5cm" svg:height="1.2cm" svg:x="16.8cm" svg:y="12.204cm">
            <text:p text:style-name="P45"><text:span text:style-name="T41">LeafPI0 /LeafEPS</text:span></text:p>
            <text:p text:style-name="P45"><text:span text:style-name="T41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6.8cm" svg:y1="12.804cm" svg:x2="1.9cm" svg:y2="12.25cm" draw:start-shape="id47" draw:start-glue-point="3" draw:end-shape="id35" draw:end-glue-point="1" svg:d="M16800 12804l-14900-554" svg:viewBox="0 0 14901 555">
            <text:p/>
          </draw:connector>
          <draw:connector draw:style-name="gr166" draw:text-style-name="P57" draw:layer="layout" draw:type="line" svg:x1="15.8cm" svg:y1="12.2cm" svg:x2="16.8cm" svg:y2="12.804cm" draw:start-shape="id48" draw:start-glue-point="2" draw:end-shape="id47" draw:end-glue-point="3" svg:d="M15800 12200l1000 604" svg:viewBox="0 0 1001 605">
            <text:p/>
          </draw:connector>
          <draw:custom-shape draw:name="CustomShape 8_35" draw:style-name="gr180" draw:text-style-name="P46" xml:id="id49" draw:id="id49" draw:layer="layout" svg:width="2.2cm" svg:height="1.2cm" svg:x="23.9cm" svg:y="11.1cm">
            <text:p text:style-name="P45"><text:span text:style-name="T41">VCleaf_c/VCleaf_d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3.9cm" svg:y1="11.7cm" svg:x2="20.3cm" svg:y2="12.804cm" draw:start-shape="id49" draw:start-glue-point="3" draw:end-shape="id47" draw:end-glue-point="1" svg:d="M23900 11700l-3600 1104" svg:viewBox="0 0 3601 1105">
            <text:p/>
          </draw:connector>
          <draw:custom-shape draw:name="CustomShape 8_36" draw:style-name="gr181" draw:text-style-name="P46" xml:id="id50" draw:id="id50" draw:layer="layout" svg:width="2cm" svg:height="1.2cm" svg:x="19.3cm" svg:y="14.2cm">
            <text:p text:style-name="P45"><text:span text:style-name="T41">Gswmax</text:span></text:p>
            <text:p text:style-name="P45"><text:span text:style-name="T41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9.3cm" svg:y1="14.8cm" svg:x2="1.9cm" svg:y2="12.25cm" draw:start-shape="id50" draw:start-glue-point="3" draw:end-shape="id35" draw:end-glue-point="1" svg:d="M19300 14800l-17400-2550" svg:viewBox="0 0 17401 2551">
            <text:p/>
          </draw:connector>
          <draw:custom-shape draw:name="CustomShape 8_37" draw:style-name="gr181" draw:text-style-name="P46" xml:id="id51" draw:id="id51" draw:layer="layout" svg:width="2cm" svg:height="1.2cm" svg:x="17.5cm" svg:y="15.5cm">
            <text:p text:style-name="P45"><text:span text:style-name="T41">Gswmin</text:span></text:p>
            <text:p text:style-name="P45"><text:span text:style-name="T41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7.5cm" svg:y1="16.1cm" svg:x2="1.9cm" svg:y2="12.25cm" draw:start-shape="id51" draw:start-glue-point="3" draw:end-shape="id35" draw:end-glue-point="1" svg:d="M17500 16100l-15600-3850" svg:viewBox="0 0 15601 3851">
            <text:p/>
          </draw:connector>
          <draw:custom-shape draw:name="CustomShape 8_38" draw:style-name="gr175" draw:text-style-name="P46" xml:id="id52" draw:id="id52" draw:layer="layout" svg:width="2.8cm" svg:height="1.2cm" svg:x="23.6cm" svg:y="14.2cm">
            <text:p text:style-name="P45"><text:span text:style-name="T41">VCleaf_kmax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3.6cm" svg:y1="14.8cm" svg:x2="21.3cm" svg:y2="14.8cm" draw:start-shape="id52" draw:start-glue-point="3" draw:end-shape="id50" draw:end-glue-point="1" svg:d="M23600 14800h-2300" svg:viewBox="0 0 2301 1">
            <text:p/>
          </draw:connector>
          <draw:custom-shape draw:name="CustomShape 8_39" draw:style-name="gr182" draw:text-style-name="P46" xml:id="id53" draw:id="id53" draw:layer="layout" svg:width="3.1cm" svg:height="2.7cm" svg:x="23.3cm" svg:y="3.8cm">
            <text:p text:style-name="P45"><text:span text:style-name="T42">Radiation/rain interception parameters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83" draw:text-style-name="P57" draw:layer="layout" draw:type="line" svg:x1="23.3cm" svg:y1="5.15cm" svg:x2="2.3cm" svg:y2="5.7cm" draw:start-shape="id53" draw:start-glue-point="3" draw:end-shape="id54" draw:end-glue-point="1" svg:d="M23300 5150l-21000 550" svg:viewBox="0 0 21001 551">
            <text:p/>
          </draw:connector>
          <draw:custom-shape draw:name="CustomShape 8_40" draw:style-name="gr184" draw:text-style-name="P46" xml:id="id55" draw:id="id55" draw:layer="layout" svg:width="3.4cm" svg:height="1.2cm" svg:x="12.5cm" svg:y="14.1cm">
            <text:p text:style-name="P45"><text:span text:style-name="T41">Kmax_stemxylem</text:span></text:p>
            <text:p text:style-name="P45"><text:span text:style-name="T4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2.5cm" svg:y1="14.7cm" svg:x2="1.9cm" svg:y2="12.25cm" draw:start-shape="id55" draw:start-glue-point="3" draw:end-shape="id35" draw:end-glue-point="1" svg:d="M12500 14700l-10600-2450" svg:viewBox="0 0 10601 2451">
            <text:p/>
          </draw:connector>
          <draw:custom-shape draw:name="CustomShape 8_41" draw:style-name="gr173" draw:text-style-name="P46" xml:id="id56" draw:id="id56" draw:layer="layout" svg:width="1.7cm" svg:height="1.2cm" svg:x="18.2cm" svg:y="3.7cm">
            <text:p text:style-name="P45"><text:span text:style-name="T41">SAV</text:span></text:p>
            <text:p text:style-name="P45"><text:span text:style-name="T41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8.2cm" svg:y1="4.3cm" svg:x2="2.4cm" svg:y2="6.45cm" draw:start-shape="id56" draw:start-glue-point="3" draw:end-shape="id37" draw:end-glue-point="6" svg:d="M18200 4300l-15800 2150" svg:viewBox="0 0 15801 2151">
            <text:p/>
          </draw:connector>
          <draw:custom-shape draw:name="CustomShape 8_42" draw:style-name="gr174" draw:text-style-name="P46" xml:id="id57" draw:id="id57" draw:layer="layout" svg:width="2.5cm" svg:height="1.2cm" svg:x="15.2cm" svg:y="2.8cm">
            <text:p text:style-name="P45"><text:span text:style-name="T41">HeatContent</text:span></text:p>
            <text:p text:style-name="P45"><text:span text:style-name="T41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5.2cm" svg:y1="3.4cm" svg:x2="2.4cm" svg:y2="6.45cm" draw:start-shape="id57" draw:start-glue-point="3" draw:end-shape="id37" draw:end-glue-point="6" svg:d="M15200 3400l-12800 3050" svg:viewBox="0 0 12801 3051">
            <text:p/>
          </draw:connector>
          <draw:custom-shape draw:name="CustomShape 8_43" draw:style-name="gr185" draw:text-style-name="P46" xml:id="id58" draw:id="id58" draw:layer="layout" svg:width="2.9cm" svg:height="1.2cm" svg:x="19.4cm" svg:y="5.7cm">
            <text:p text:style-name="P45"><text:span text:style-name="T41">LigninContent</text:span></text:p>
            <text:p text:style-name="P45"><text:span text:style-name="T41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9.4cm" svg:y1="6.3cm" svg:x2="2.4cm" svg:y2="6.45cm" draw:start-shape="id58" draw:start-glue-point="3" draw:end-shape="id37" draw:end-glue-point="6" svg:d="M19400 6300l-17000 150" svg:viewBox="0 0 17001 151">
            <text:p/>
          </draw:connector>
          <draw:custom-shape draw:name="CustomShape 8_44" draw:style-name="gr186" draw:text-style-name="P46" xml:id="id59" draw:id="id59" draw:layer="layout" svg:width="1.8cm" svg:height="1.2cm" svg:x="4.2cm" svg:y="15.4cm">
            <text:p text:style-name="P45"><text:span text:style-name="T41">Nleaf</text:span></text:p>
            <text:p text:style-name="P45"><text:span text:style-name="T41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4.2cm" svg:y1="16cm" svg:x2="1.9cm" svg:y2="12.25cm" draw:start-shape="id59" draw:start-glue-point="3" draw:end-shape="id35" draw:end-glue-point="1" svg:d="M4200 16000l-2300-3750" svg:viewBox="0 0 2301 3751">
            <text:p/>
          </draw:connector>
          <draw:custom-shape draw:name="CustomShape 8_45" draw:style-name="gr180" draw:text-style-name="P46" xml:id="id61" draw:id="id61" draw:layer="layout" svg:width="2.2cm" svg:height="1.2cm" svg:x="13.1cm" svg:y="16.7cm">
            <text:p text:style-name="P45"><text:span text:style-name="T41">Vmax298</text:span></text:p>
            <text:p text:style-name="P45"><text:span text:style-name="T4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77" draw:text-style-name="P46" xml:id="id60" draw:id="id60" draw:layer="layout" svg:width="2.1cm" svg:height="1.2cm" svg:x="15.8cm" svg:y="16.7cm">
            <text:p text:style-name="P45"><text:span text:style-name="T41">Jmax298</text:span></text:p>
            <text:p text:style-name="P45"><text:span text:style-name="T41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5.8cm" svg:y1="17.3cm" svg:x2="15.3cm" svg:y2="17.3cm" draw:start-shape="id60" draw:start-glue-point="3" draw:end-shape="id61" draw:end-glue-point="1" svg:d="M15800 17300h-500" svg:viewBox="0 0 501 1">
            <text:p/>
          </draw:connector>
          <draw:connector draw:style-name="gr166" draw:text-style-name="P57" draw:layer="layout" draw:type="line" svg:x1="13.1cm" svg:y1="17.3cm" svg:x2="6cm" svg:y2="16cm" draw:start-shape="id61" draw:start-glue-point="3" draw:end-shape="id59" draw:end-glue-point="1" svg:d="M13100 17300l-7100-1300" svg:viewBox="0 0 7101 1301">
            <text:p/>
          </draw:connector>
          <draw:connector draw:style-name="gr166" draw:text-style-name="P57" draw:layer="layout" draw:type="line" svg:x1="13.1cm" svg:y1="17.3cm" svg:x2="4.1cm" svg:y2="8.5cm" draw:start-shape="id61" draw:start-glue-point="3" draw:end-shape="id36" draw:end-glue-point="2" svg:d="M13100 17300l-9000-8800" svg:viewBox="0 0 9001 8801">
            <text:p/>
          </draw:connector>
          <draw:custom-shape draw:name="CustomShape 8_47" draw:style-name="gr187" draw:text-style-name="P64" xml:id="id62" draw:id="id62" draw:layer="layout" svg:width="2.7cm" svg:height="1.227cm" svg:x="7cm" svg:y="0.8cm">
            <text:p text:style-name="P63"><text:span text:style-name="T41">LeafDuration</text:span></text:p>
            <text:p text:style-name="P63"><text:span text:style-name="T41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cm" svg:y1="1.413cm" svg:x2="3.2cm" svg:y2="1.423cm" draw:start-shape="id62" draw:start-glue-point="3" draw:end-shape="id63" draw:end-glue-point="1" svg:d="M7000 1413l-3800 10" svg:viewBox="0 0 3801 11">
            <text:p/>
          </draw:connector>
          <draw:custom-shape draw:name="CustomShape 8_14" draw:style-name="gr188" draw:text-style-name="P46" xml:id="id64" draw:id="id64" draw:layer="layout" svg:width="2.3cm" svg:height="1.2cm" svg:x="21.4cm" svg:y="12.904cm">
            <text:p text:style-name="P45"><text:span text:style-name="T41">LeafAF</text:span></text:p>
            <text:p text:style-name="P45"><text:span text:style-name="T41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1.4cm" svg:y1="13.504cm" svg:x2="1.9cm" svg:y2="12.25cm" draw:start-shape="id64" draw:start-glue-point="3" draw:end-shape="id35" draw:end-glue-point="1" svg:d="M21400 13504l-19500-1254" svg:viewBox="0 0 19501 1255">
            <text:p/>
          </draw:connector>
          <draw:custom-shape draw:name="CustomShape 8_24" draw:style-name="gr180" draw:text-style-name="P46" xml:id="id65" draw:id="id65" draw:layer="layout" svg:width="2.2cm" svg:height="1.2cm" svg:x="14.4cm" svg:y="15.7cm">
            <text:p text:style-name="P45"><text:span text:style-name="T41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4.4cm" svg:y1="16.3cm" svg:x2="1.9cm" svg:y2="12.265cm" draw:start-shape="id6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name="CustomShape 19" draw:style-name="gr189" draw:text-style-name="P65" draw:layer="layout" svg:width="5.6cm" svg:height="1.4cm" svg:x="5.2cm" svg:y="2.2cm">
            <text:p text:style-name="P19"><text:span text:style-name="T21"><text:s/></text:span><text:span text:style-name="T21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96" draw:text-style-name="P16" draw:layer="layout" svg:x1="15.6cm" svg:y1="3.6cm" svg:x2="15.6cm" svg:y2="5.257cm">
            <text:p/>
          </draw:line>
          <draw:custom-shape draw:name="CustomShape 24_0" draw:style-name="gr190" draw:text-style-name="P20" draw:layer="layout" svg:width="2.722cm" svg:height="0.743cm" svg:x="4.432cm" svg:y="4.02cm">
            <text:p text:style-name="P19"><text:span text:style-name="T25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91" draw:text-style-name="P20" draw:layer="layout" svg:width="4.8cm" svg:height="0.743cm" svg:x="5.6cm" svg:y="5.7cm">
            <text:p text:style-name="P19"><text:span text:style-name="T37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92" draw:text-style-name="P66" draw:layer="layout" svg:width="3.8cm" svg:height="1.4cm" svg:x="3.423cm" svg:y="4.034cm">
            <text:p text:style-name="P19"><text:span text:style-name="T21"><text:s/></text:span><text:span text:style-name="T43">R package </text:span><text:span text:style-name="T44">meteospain</text:span><text:span text:style-name="T43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93" draw:text-style-name="P68" draw:layer="layout" svg:width="5.2cm" svg:height="1.158cm" svg:x="5.4cm" svg:y="10.1cm">
            <text:p text:style-name="P67"><text:span text:style-name="T37">Historic weather </text:span></text:p>
            <text:p text:style-name="P67"><text:span text:style-name="T37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94" draw:text-style-name="P66" draw:layer="layout" svg:width="3.8cm" svg:height="1.4cm" svg:x="9.2cm" svg:y="8.2cm">
            <text:p text:style-name="P19"><text:span text:style-name="T21"><text:s/></text:span><text:span text:style-name="T43">R package </text:span><text:span text:style-name="T44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95" draw:text-style-name="P65" draw:layer="layout" svg:width="5.6cm" svg:height="0.8cm" svg:x="12.8cm" svg:y="2.4cm">
            <text:p text:style-name="P19"><text:span text:style-name="T21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196" draw:text-style-name="P20" draw:layer="layout" svg:width="4.8cm" svg:height="1.143cm" svg:x="13.2cm" svg:y="5.257cm">
            <text:p text:style-name="P19"><text:span text:style-name="T37">Coarse-scale projections </text:span><text:span text:style-name="T45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96" draw:text-style-name="P16" draw:layer="layout" svg:x1="8cm" svg:y1="4cm" svg:x2="8cm" svg:y2="5.657cm">
            <text:p/>
          </draw:line>
          <draw:line draw:name="Line 31_1" draw:style-name="gr96" draw:text-style-name="P16" draw:layer="layout" svg:x1="8cm" svg:y1="6.8cm" svg:x2="8cm" svg:y2="9.8cm">
            <text:p/>
          </draw:line>
          <draw:custom-shape draw:name="CustomShape 24_5" draw:style-name="gr197" draw:text-style-name="P20" draw:layer="layout" svg:width="4.8cm" svg:height="1.2cm" svg:x="13.3cm" svg:y="7.7cm">
            <text:p text:style-name="P19"><text:span text:style-name="T37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96" draw:text-style-name="P16" draw:layer="layout" svg:x1="10cm" svg:y1="6.2cm" svg:x2="15.4cm" svg:y2="7.7cm">
            <text:p/>
          </draw:line>
          <draw:line draw:name="Line 31_3" draw:style-name="gr96" draw:text-style-name="P16" draw:layer="layout" svg:x1="15.6cm" svg:y1="6.4cm" svg:x2="15.6cm" svg:y2="7.745cm">
            <text:p/>
          </draw:line>
          <draw:custom-shape draw:name="CustomShape 24_6" draw:style-name="gr198" draw:text-style-name="P20" draw:layer="layout" svg:width="6cm" svg:height="1.158cm" svg:x="12.6cm" svg:y="10cm">
            <text:p text:style-name="P19"><text:span text:style-name="T37">Future weather</text:span><text:span text:style-name="T46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96" draw:text-style-name="P16" draw:layer="layout" svg:x1="15.6cm" svg:y1="8.8cm" svg:x2="15.6cm" svg:y2="10.033cm">
            <text:p/>
          </draw:line>
          <draw:custom-shape draw:name="CustomShape 19_3" draw:style-name="gr199" draw:text-style-name="P66" draw:layer="layout" svg:width="3.8cm" svg:height="1.4cm" svg:x="9.7cm" svg:y="13.3cm">
            <text:p text:style-name="P19"><text:span text:style-name="T21"><text:s/></text:span><text:span text:style-name="T43">R package </text:span><text:span text:style-name="T44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96" draw:text-style-name="P16" draw:layer="layout" svg:x1="8.2cm" svg:y1="11.258cm" svg:x2="10.8cm" svg:y2="13cm">
            <text:p/>
          </draw:line>
          <draw:line draw:name="Line 31_6" draw:style-name="gr96" draw:text-style-name="P16" draw:layer="layout" svg:x1="15.6cm" svg:y1="11.158cm" svg:x2="12.6cm" svg:y2="12.987cm">
            <text:p/>
          </draw:line>
          <draw:custom-shape draw:name="CustomShape 19_4" draw:style-name="gr200" draw:text-style-name="P66" draw:layer="layout" svg:width="3.8cm" svg:height="0.8cm" svg:x="16cm" svg:y="4cm">
            <text:p text:style-name="P19"><text:span text:style-name="T21"><text:s/></text:span><text:span text:style-name="T43">R package </text:span><text:span text:style-name="T44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Blank_20_Slide">
        <draw:custom-shape draw:style-name="gr201" draw:text-style-name="P69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02" draw:text-style-name="P71" draw:layer="layout" svg:width="5.773cm" svg:height="0.927cm" svg:x="22.807cm" svg:y="4.408cm">
          <text:p text:style-name="P70"><text:span text:style-name="T47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03" draw:text-style-name="P3" draw:layer="layout" svg:width="8.382cm" svg:height="0.927cm" svg:x="23.623cm" svg:y="6.08cm">
          <text:p text:style-name="P2"><text:span text:style-name="T48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04" draw:text-style-name="P3" xml:id="id75" draw:id="id75" draw:layer="layout" svg:width="6.095cm" svg:height="0.801cm" svg:x="23.848cm" svg:y="7.363cm">
          <text:list text:style-name="L1">
            <text:list-item>
              <text:p text:style-name="P2"><text:span text:style-name="T49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05" draw:text-style-name="P3" xml:id="id67" draw:id="id67" draw:layer="layout" svg:width="8.635cm" svg:height="0.801cm" svg:x="23.894cm" svg:y="12.334cm">
          <text:list text:style-name="L1">
            <text:list-item>
              <text:p text:style-name="P2"><text:span text:style-name="T49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06" draw:text-style-name="P3" draw:layer="layout" svg:width="8.412cm" svg:height="0.927cm" svg:x="23.623cm" svg:y="11.185cm">
          <text:p text:style-name="P2"><text:span text:style-name="T48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7" draw:text-style-name="P72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08" draw:text-style-name="P74" draw:layer="layout" svg:width="9.691cm" svg:height="0.927cm" svg:x="11.9cm" svg:y="4.408cm">
          <text:p text:style-name="P73"><text:span text:style-name="T50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09" draw:text-style-name="P3" draw:layer="layout" svg:width="8.382cm" svg:height="0.927cm" svg:x="23.623cm" svg:y="6.08cm">
          <text:p text:style-name="P2"><text:span text:style-name="T48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10" draw:text-style-name="P3" draw:layer="layout" svg:width="9.144cm" svg:height="0.927cm" svg:x="12.593cm" svg:y="6.051cm">
          <text:p text:style-name="P2"><text:span text:style-name="T48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11" draw:text-style-name="P3" draw:layer="layout" svg:width="6.095cm" svg:height="1.351cm" svg:x="12.847cm" svg:y="7.021cm">
          <text:list text:style-name="L1">
            <text:list-item>
              <text:p text:style-name="P2"><text:span text:style-name="T49">Reaction intensity</text:span></text:p>
            </text:list-item>
            <text:list-item>
              <text:p text:style-name="P2"><text:span text:style-name="T49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12" draw:text-style-name="P3" xml:id="id66" draw:id="id66" draw:layer="layout" svg:width="4.934cm" svg:height="0.927cm" svg:x="12.593cm" svg:y="10.251cm">
          <text:p text:style-name="P2"><text:span text:style-name="T48">Crowning index</text:span><text:span text:style-name="T5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draw:line-skew="0.777cm" svg:x1="17.527cm" svg:y1="10.714cm" svg:x2="23.894cm" svg:y2="12.734cm" draw:start-shape="id66" draw:start-glue-point="1" draw:end-shape="id67" draw:end-glue-point="3" svg:d="M17527 10714h3960v2020h2407" svg:viewBox="0 0 6368 2021">
          <text:p/>
        </draw:connector>
        <draw:custom-shape draw:name="CuadroTexto 32" draw:style-name="gr214" draw:text-style-name="P3" xml:id="id69" draw:id="id69" draw:layer="layout" svg:width="8.635cm" svg:height="0.801cm" svg:x="23.894cm" svg:y="13.134cm">
          <text:list text:style-name="L1">
            <text:list-item>
              <text:p text:style-name="P2"><text:span text:style-name="T49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15" draw:text-style-name="P3" draw:layer="layout" svg:width="9.144cm" svg:height="0.927cm" svg:x="12.593cm" svg:y="12.851cm">
          <text:p text:style-name="P2"><text:span text:style-name="T48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16" draw:text-style-name="P3" draw:layer="layout" svg:width="7.982cm" svg:height="1.351cm" svg:x="12.847cm" svg:y="13.721cm">
          <text:list text:style-name="L1">
            <text:list-item>
              <text:p text:style-name="P2"><text:span text:style-name="T49">Reaction intensity (surface + canopy)</text:span></text:p>
            </text:list-item>
            <text:list-item>
              <text:p text:style-name="P2"><text:span text:style-name="T49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7" draw:text-style-name="P76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18" draw:text-style-name="P78" draw:layer="layout" svg:width="7.805cm" svg:height="0.927cm" svg:x="0.7cm" svg:y="4.408cm">
          <text:p text:style-name="P77"><text:span text:style-name="T52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19" draw:text-style-name="P3" xml:id="id68" draw:id="id68" draw:layer="layout" svg:width="7.728cm" svg:height="0.927cm" svg:x="12.593cm" svg:y="11.551cm">
          <text:p text:style-name="P2"><text:span text:style-name="T48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20" draw:text-style-name="P3" xml:id="id71" draw:id="id71" draw:layer="layout" svg:width="8.635cm" svg:height="0.801cm" svg:x="23.894cm" svg:y="13.934cm">
          <text:list text:style-name="L1">
            <text:list-item>
              <text:p text:style-name="P2"><text:span text:style-name="T49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draw:line-skew="-1.128cm" svg:x1="20.321cm" svg:y1="12.014cm" svg:x2="23.894cm" svg:y2="13.534cm" draw:start-shape="id68" draw:start-glue-point="1" draw:end-shape="id69" draw:end-glue-point="3" svg:d="M20321 12014h658v1520h2915" svg:viewBox="0 0 3574 1521">
          <text:p/>
        </draw:connector>
        <draw:connector draw:style-name="gr213" draw:text-style-name="P75" draw:layer="layout" svg:x1="19.305cm" svg:y1="15.221cm" svg:x2="23.894cm" svg:y2="14.334cm" draw:start-shape="id70" draw:start-glue-point="1" draw:end-shape="id71" draw:end-glue-point="3" svg:d="M19305 15221h2294v-887h2295" svg:viewBox="0 0 4590 888">
          <text:p/>
        </draw:connector>
        <draw:custom-shape draw:name="CuadroTexto 38" draw:style-name="gr221" draw:text-style-name="P80" draw:layer="layout" svg:width="8.635cm" svg:height="0.801cm" svg:x="23.894cm" svg:y="14.734cm">
          <text:list text:style-name="L1">
            <text:list-item>
              <text:p text:style-name="P79"><text:span text:style-name="T53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22" draw:text-style-name="P3" xml:id="id70" draw:id="id70" draw:layer="layout" svg:width="6.458cm" svg:height="0.801cm" svg:x="12.847cm" svg:y="14.821cm">
          <text:list text:style-name="L1">
            <text:list-item>
              <text:p text:style-name="P2"><text:span text:style-name="T49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23" draw:text-style-name="P3" xml:id="id74" draw:id="id74" draw:layer="layout" svg:width="4.172cm" svg:height="0.801cm" svg:x="12.847cm" svg:y="8.121cm">
          <text:list text:style-name="L1">
            <text:list-item>
              <text:p text:style-name="P2"><text:span text:style-name="T49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24" draw:text-style-name="P3" xml:id="id72" draw:id="id72" draw:layer="layout" svg:width="5.442cm" svg:height="0.801cm" svg:x="12.847cm" svg:y="8.721cm">
          <text:list text:style-name="L1">
            <text:list-item>
              <text:p text:style-name="P2"><text:span text:style-name="T49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svg:x1="18.289cm" svg:y1="9.121cm" svg:x2="23.848cm" svg:y2="8.664cm" draw:start-shape="id72" draw:start-glue-point="1" draw:end-shape="id73" draw:end-glue-point="3" svg:d="M18289 9121h2779v-457h2780" svg:viewBox="0 0 5560 458">
          <text:p/>
        </draw:connector>
        <draw:custom-shape draw:name="CuadroTexto 42" draw:style-name="gr225" draw:text-style-name="P3" xml:id="id73" draw:id="id73" draw:layer="layout" svg:width="6.095cm" svg:height="0.801cm" svg:x="23.848cm" svg:y="8.264cm">
          <text:list text:style-name="L1">
            <text:list-item>
              <text:p text:style-name="P2"><text:span text:style-name="T49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26" draw:text-style-name="P3" draw:layer="layout" svg:width="6.095cm" svg:height="0.801cm" svg:x="23.877cm" svg:y="9.145cm">
          <text:list text:style-name="L1">
            <text:list-item>
              <text:p text:style-name="P2"><text:span text:style-name="T53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svg:x1="17.019cm" svg:y1="8.521cm" svg:x2="23.848cm" svg:y2="7.763cm" draw:start-shape="id74" draw:start-glue-point="1" draw:end-shape="id75" draw:end-glue-point="3" svg:d="M17019 8521h3414v-758h3415" svg:viewBox="0 0 6830 759">
          <text:p/>
        </draw:connector>
        <draw:custom-shape draw:name="CuadroTexto 44" draw:style-name="gr227" draw:text-style-name="P3" draw:layer="layout" svg:width="3.81cm" svg:height="0.927cm" svg:x="5.843cm" svg:y="9.73cm">
          <text:p text:style-name="P2"><text:span text:style-name="T48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28" draw:text-style-name="P3" draw:layer="layout" svg:width="3.656cm" svg:height="1.601cm" svg:x="5.843cm" svg:y="8.129cm">
          <text:p text:style-name="P2"><text:span text:style-name="T48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29" draw:text-style-name="P3" draw:layer="layout" svg:width="4.324cm" svg:height="0.927cm" svg:x="5.843cm" svg:y="11.004cm">
          <text:p text:style-name="P2"><text:span text:style-name="T48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30" draw:text-style-name="P3" draw:layer="layout" svg:width="4.064cm" svg:height="1.601cm" svg:x="5.843cm" svg:y="12.782cm">
          <text:p text:style-name="P2"><text:span text:style-name="T48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1" draw:text-style-name="P81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2" draw:text-style-name="P81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33" draw:text-style-name="P3" draw:layer="layout" svg:width="4.324cm" svg:height="0.927cm" svg:x="5.843cm" svg:y="6.905cm">
          <text:p text:style-name="P2"><text:span text:style-name="T48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4" draw:text-style-name="P82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35" draw:text-style-name="P84" draw:layer="layout" svg:width="4.095cm" svg:height="6.649cm" svg:x="1.494cm" svg:y="7.529cm">
          <text:list text:style-name="L1">
            <text:list-item>
              <text:p text:style-name="P83"><text:span text:style-name="T54">Loading</text:span></text:p>
            </text:list-item>
            <text:list-item>
              <text:p text:style-name="P83"><text:span text:style-name="T54">Depth</text:span></text:p>
            </text:list-item>
            <text:list-item>
              <text:p text:style-name="P83"><text:span text:style-name="T54">Bulk density</text:span></text:p>
            </text:list-item>
            <text:list-item>
              <text:p text:style-name="P83"><text:span text:style-name="T54">Particle density</text:span></text:p>
            </text:list-item>
            <text:list-item>
              <text:p text:style-name="P83"><text:span text:style-name="T54">Surface area-to-volume ratio</text:span></text:p>
            </text:list-item>
            <text:list-item>
              <text:p text:style-name="P83"><text:span text:style-name="T54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2" draw:text-style-name="P8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/>
    <style:font-face style:name="Symbol1" svg:font-family="Symbol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3-09-29T13:39:57.114626755</dc:date>
    <meta:editing-cycles>246</meta:editing-cycles>
    <dc:title>Presentación de PowerPoint</dc:title>
    <meta:editing-duration>P1DT17H55M11S</meta:editing-duration>
    <meta:generator>LibreOffice/7.3.7.2$Linux_X86_64 LibreOffice_project/30$Build-2</meta:generator>
    <meta:document-statistic meta:object-count="94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